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ffff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.8315in" svg:height="2.3614in" svg:x="5.2165in" svg:y="0.0004in">
            <draw:object draw:notify-on-update-of-ranges="Tabelle1.B4:Tabelle1.B10 Tabelle1.E4:Tabelle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8315in" svg:height="2.3614in" svg:x="5.1378in" svg:y="2.8693in">
            <draw:object draw:notify-on-update-of-ranges="Tabelle1.B4:Tabelle1.B11 Tabelle1.E19:Tabelle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8315in" svg:height="2.3614in" svg:x="4.7303in" svg:y="5.6787in">
            <draw:object draw:notify-on-update-of-ranges="Tabelle1.B4:Tabelle1.B11 Tabelle1.E37:Tabelle1.E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.8315in" svg:height="2.3614in" svg:x="4.872in" svg:y="10.4094in">
            <draw:object draw:notify-on-update-of-ranges="Tabelle1.B4:Tabelle1.B11 Tabelle1.E62:Tabelle1.E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.8315in" svg:height="2.3614in" svg:x="4.9551in" svg:y="13.5587in">
            <draw:object draw:notify-on-update-of-ranges="Tabelle1.B4:Tabelle1.B11 Tabelle1.E80:Tabelle1.E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.8315in" svg:height="2.3614in" svg:x="4.6933in" svg:y="16.8291in">
            <draw:object draw:notify-on-update-of-ranges="Tabelle1.B4:Tabelle1.B11 Tabelle1.E99:Tabelle1.E10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2.8315in" svg:height="2.3614in" svg:x="5.1008in" svg:y="20.4689in">
            <draw:object draw:notify-on-update-of-ranges="Tabelle1.B4:Tabelle1.B11 Tabelle1.E118:Tabelle1.E1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name="MNV P-domain" draw:style-name="gr1" draw:text-style-name="P1" svg:width="3.0272in" svg:height="3.5429in" svg:x="10.3654in" svg:y="43.0228in">
            <draw:object draw:notify-on-update-of-ranges="Tabelle1.E242:Tabelle1.E246 Tabelle1.F241:Tabelle1.F241 Tabelle1.F242:Tabelle1.F246 Tabelle1.F242:Tabelle1.F246 Tabelle1.H241:Tabelle1.H241 Tabelle1.H242:Tabelle1.H246 Tabelle1.H242:Tabelle1.H246 Tabelle1.G241:Tabelle1.G241 Tabelle1.G242:Tabelle1.G246 Tabelle1.G242:Tabelle1.G246 Tabelle1.K241:Tabelle1.K241 Tabelle1.K242:Tabelle1.K246 Tabelle1.K242:Tabelle1.K24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2.8315in" svg:height="2.3614in" svg:x="5.2409in" svg:y="23.4394in">
            <draw:object draw:notify-on-update-of-ranges="Tabelle1.B4:Tabelle1.B11 Tabelle1.E134:Tabelle1.E1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9" draw:name="MNV P-domain_0" draw:style-name="gr1" draw:text-style-name="P1" svg:width="3.0272in" svg:height="3.5429in" svg:x="13.8106in" svg:y="43.013in">
            <draw:object draw:notify-on-update-of-ranges="Tabelle1.E242:Tabelle1.E246 Tabelle1.F241:Tabelle1.F241 Tabelle1.F249:Tabelle1.F253 Tabelle1.H241:Tabelle1.H241 Tabelle1.H249:Tabelle1.H253 Tabelle1.G241:Tabelle1.G241 Tabelle1.G249:Tabelle1.G253 Tabelle1.K241:Tabelle1.K241 Tabelle1.K249:Tabelle1.K25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0" draw:style-name="gr1" draw:text-style-name="P1" svg:width="2.8315in" svg:height="2.3614in" svg:x="5.0705in" svg:y="27.0197in">
            <draw:object draw:notify-on-update-of-ranges="Tabelle1.B4:Tabelle1.B11 Tabelle1.E156:Tabelle1.E16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name="MNV P-domain_1" draw:style-name="gr1" draw:text-style-name="P1" svg:width="3.0272in" svg:height="3.5429in" svg:x="17.1398in" svg:y="42.9764in">
            <draw:object draw:notify-on-update-of-ranges="Tabelle1.E257:Tabelle1.E261 Tabelle1.F241:Tabelle1.F241 Tabelle1.F257:Tabelle1.F261 Tabelle1.H241:Tabelle1.H241 Tabelle1.H257:Tabelle1.H261 Tabelle1.G241:Tabelle1.G241 Tabelle1.G257:Tabelle1.G261 Tabelle1.K241:Tabelle1.K241 Tabelle1.K257:Tabelle1.K26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2" draw:style-name="gr1" draw:text-style-name="P1" svg:width="2.8315in" svg:height="2.3614in" svg:x="5.2618in" svg:y="29.7295in">
            <draw:object draw:notify-on-update-of-ranges="Tabelle1.B4:Tabelle1.B11 Tabelle1.E170:Tabelle1.E1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3" draw:style-name="gr1" draw:text-style-name="P1" svg:width="3.226in" svg:height="3.5429in" svg:x="23.1122in" svg:y="28.4854in">
            <draw:object draw:notify-on-update-of-ranges="Tabelle1.H228:Tabelle1.H230 Tabelle1.I227:Tabelle1.I227 Tabelle1.I228:Tabelle1.I230 Tabelle1.K227:Tabelle1.K227 Tabelle1.K228:Tabelle1.K230 Tabelle1.J227:Tabelle1.J227 Tabelle1.J228:Tabelle1.J230 Tabelle1.N227:Tabelle1.N227 Tabelle1.N228:Tabelle1.N23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4" draw:style-name="gr1" draw:text-style-name="P1" svg:width="6.302in" svg:height="3.5335in" svg:x="16.5941in" svg:y="28.3906in">
            <draw:object draw:notify-on-update-of-ranges="Tabelle1.H205:Tabelle1.H214 Tabelle1.I204:Tabelle1.I204 Tabelle1.I205:Tabelle1.I214 Tabelle1.K204:Tabelle1.K204 Tabelle1.K205:Tabelle1.K214 Tabelle1.J204:Tabelle1.J204 Tabelle1.J205:Tabelle1.J214 Tabelle1.N204:Tabelle1.N204 Tabelle1.N205:Tabelle1.N21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number-columns-repeated="2" table:default-cell-style-name="ce5"/>
        <table:table-column table:style-name="co1" table:number-columns-repeated="26" table:default-cell-style-name="Default"/>
        <table:table-row table:style-name="ro1">
          <table:table-cell table:number-columns-repeated="1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13"/>
          <table:table-cell>
            <draw:frame draw:z-index="16" draw:style-name="gr1" draw:text-style-name="P1" svg:width="3.0531in" svg:height="2.2984in" svg:x="0.5413in" svg:y="0.165in">
              <draw:object draw:notify-on-update-of-ranges="Tabelle1.K5:Tabelle1.K10 Tabelle1.I227:Tabelle1.I227 Tabelle1.L5:Tabelle1.L10 Tabelle1.J227:Tabelle1.J227 Tabelle1.M5:Tabelle1.M1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>
            <draw:frame draw:z-index="28" draw:style-name="gr1" draw:text-style-name="P1" svg:width="2.8315in" svg:height="2.3614in" svg:x="0.2185in" svg:y="0.0386in">
              <draw:object draw:notify-on-update-of-ranges="Tabelle1.B4:Tabelle1.B10 Tabelle1.T5:Tabelle1.T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huNov P-domain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C4]/[.D4]" office:value-type="float" office:value="0.516129032258065" calcext:value-type="float">
            <text:p>0.51612903225806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9"/>
        </table:table-row>
        <table:table-row table:style-name="ro1">
          <table:table-cell table:style-name="ce6"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C5]/[.D5]" office:value-type="float" office:value="0.552631578947369" calcext:value-type="float">
            <text:p>0.55263157894736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"/>
          <table:table-cell table:style-name="ce11" office:value-type="string" calcext:value-type="string">
            <text:p>HuNoV 0.1 steps size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U5]/[.V5]" office:value-type="float" office:value="0.516129032258065" calcext:value-type="float">
            <text:p>0.516129032258065</text:p>
          </table:table-cell>
          <table:table-cell table:number-columns-repeated="7"/>
          <table:table-cell table:style-name="ce11" office:value-type="string" calcext:value-type="string">
            <text:p>HuNoV 5 percent more noes</text:p>
          </table:table-cell>
          <table:table-cell office:value-type="string" calcext:value-type="string">
            <text:p>3 to 7.0 Å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table:formula="of:=[.AG5]/[.AH5]" office:value-type="float" office:value="0.55" calcext:value-type="float">
            <text:p>0.55</text:p>
          </table:table-cell>
          <table:table-cell table:number-columns-repeated="2"/>
          <table:table-cell table:style-name="ce11" office:value-type="string" calcext:value-type="string">
            <text:p>HuNoV 5 percent less noes</text:p>
          </table:table-cell>
          <table:table-cell office:value-type="string" calcext:value-type="string">
            <text:p>3 to 7.0 Å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1" table:formula="of:=[.AN5]/[.AO5]" office:value-type="float" office:value="0.714285714285714" calcext:value-type="float">
            <text:p>0.714285714285714</text:p>
          </table:table-cell>
        </table:table-row>
        <table:table-row table:style-name="ro1">
          <table:table-cell table:style-name="ce4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C6]/[.D6]" office:value-type="float" office:value="0.484848484848485" calcext:value-type="float">
            <text:p>0.48484848484848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U6]/[.V6]" office:value-type="float" office:value="0.277777777777778" calcext:value-type="float">
            <text:p>0.277777777777778</text:p>
          </table:table-cell>
          <table:table-cell table:number-columns-repeated="7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[.AG6]/[.AH6]" office:value-type="float" office:value="0.463414634146342" calcext:value-type="float">
            <text:p>0.463414634146342</text:p>
          </table:table-cell>
          <table:table-cell table:number-columns-repeated="2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AN6]/[.AO6]" office:value-type="float" office:value="0.615384615384615" calcext:value-type="float">
            <text:p>0.615384615384615</text:p>
          </table:table-cell>
        </table:table-row>
        <table:table-row table:style-name="ro1">
          <table:table-cell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C7]/[.D7]" office:value-type="float" office:value="0.375" calcext:value-type="float">
            <text:p>0.3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U7]/[.V7]" office:value-type="float" office:value="0.484848484848485" calcext:value-type="float">
            <text:p>0.484848484848485</text:p>
          </table:table-cell>
          <table:table-cell table:number-columns-repeated="8"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AG7]/[.AH7]" office:value-type="float" office:value="0.266666666666667" calcext:value-type="float">
            <text:p>0.266666666666667</text:p>
          </table:table-cell>
          <table:table-cell table:number-columns-repeated="3"/>
          <table:table-cell office:value-type="string" calcext:value-type="string">
            <text:p>3 to 8.0 Å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AN7]/[.AO7]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C8]/[.D8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3 to 8.5 Å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U8]/[.V8]" office:value-type="float" office:value="0.392857142857143" calcext:value-type="float">
            <text:p>0.392857142857143</text:p>
          </table:table-cell>
          <table:table-cell table:number-columns-repeated="8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1" table:formula="of:=[.AG8]/[.AH8]" office:value-type="float" office:value="0.568181818181818" calcext:value-type="float">
            <text:p>0.568181818181818</text:p>
          </table:table-cell>
          <table:table-cell table:number-columns-repeated="3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5" table:formula="of:=[.AN7]/[.AO7]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9]/[.D9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U9]/[.V9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style-name="ce6" table:formula="of:=[.AG9]/[.AH9]" office:value-type="float" office:value="0.565217391304348" calcext:value-type="float">
            <text:p>0.565217391304348</text:p>
          </table:table-cell>
          <table:table-cell table:number-columns-repeated="3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6" table:formula="of:=[.AN9]/[.AO9]" office:value-type="float" office:value="0.681818181818182" calcext:value-type="float">
            <text:p>0.681818181818182</text:p>
          </table:table-cell>
        </table:table-row>
        <table:table-row table:style-name="ro1">
          <table:table-cell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10]/[.D10]" office:value-type="float" office:value="0.627906976744186" calcext:value-type="float">
            <text:p>0.627906976744186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0]/[.V10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0]/[.AH10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6" table:formula="of:=[.AN10]/[.AO10]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"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1]/[.V11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1]/[.AH11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table:formula="of:=[.AN11]/[.AO11]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Default" table:number-columns-repeated="2"/>
          <table:table-cell table:number-columns-repeated="26"/>
        </table:table-row>
        <table:table-row table:style-name="ro1" table:number-rows-repeated="5">
          <table:table-cell table:number-columns-repeated="1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2" office:value-type="string" calcext:value-type="string">
            <text:p>LmUGP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table:style-name="ce6" table:formula="of:=[.C19]/[.D19]" office:value-type="float" office:value="0.469565217391304" calcext:value-type="float">
            <text:p>0.469565217391304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  <table:table-cell table:style-name="Default">
            <draw:frame draw:z-index="17" draw:style-name="gr1" draw:text-style-name="P1" svg:width="3.0531in" svg:height="2.2984in" svg:x="0.1291in" svg:y="0.0252in">
              <draw:object draw:notify-on-update-of-ranges="Tabelle1.K5:Tabelle1.K10 Tabelle1.I227:Tabelle1.I227 Tabelle1.L20:Tabelle1.L25 Tabelle1.J227:Tabelle1.J227 Tabelle1.M20:Tabelle1.M2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Default"/>
          <table:table-cell table:number-columns-repeated="26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59" calcext:value-type="float">
            <text:p>59</text:p>
          </table:table-cell>
          <table:table-cell office:value-type="float" office:value="124" calcext:value-type="float">
            <text:p>124</text:p>
          </table:table-cell>
          <table:table-cell table:style-name="ce1" table:formula="of:=[.C20]/[.D20]" office:value-type="float" office:value="0.475806451612903" calcext:value-type="float">
            <text:p>0.47580645161290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table:style-name="ce5" table:formula="of:=[.C21]/[.D21]" office:value-type="float" office:value="0.418032786885246" calcext:value-type="float">
            <text:p>0.41803278688524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table:style-name="ce6" table:formula="of:=[.C22]/[.D22]" office:value-type="float" office:value="0.4296875" calcext:value-type="float">
            <text:p>0.42968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table:formula="of:=[.C23]/[.D23]" office:value-type="float" office:value="0.426229508196721" calcext:value-type="float">
            <text:p>0.42622950819672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table:formula="of:=[.C24]/[.D24]" office:value-type="float" office:value="0.417322834645669" calcext:value-type="float">
            <text:p>0.41732283464566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table:formula="of:=[.C25]/[.D25]" office:value-type="float" office:value="0.418604651162791" calcext:value-type="float">
            <text:p>0.418604651162791</text:p>
          </table:table-cell>
          <table:table-cell table:number-columns-repeated="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28"/>
        </table:table-row>
        <table:table-row table:style-name="ro1" table:number-rows-repeated="4">
          <table:table-cell table:number-columns-repeated="9"/>
          <table:table-cell table:style-name="ce5" table:number-columns-repeated="5"/>
          <table:table-cell table:number-columns-repeated="28"/>
        </table:table-row>
        <table:table-row table:style-name="ro1">
          <table:table-cell table:number-columns-repeated="9"/>
          <table:table-cell table:style-name="ce5" table:number-columns-repeated="3"/>
          <table:table-cell table:style-name="ce5" office:value-type="string" calcext:value-type="string">
            <text:p>ll</text:p>
          </table:table-cell>
          <table:table-cell table:style-name="ce5"/>
          <table:table-cell table:number-columns-repeated="28"/>
        </table:table-row>
        <table:table-row table:style-name="ro1" table:number-rows-repeated="3">
          <table:table-cell table:number-columns-repeated="9"/>
          <table:table-cell table:style-name="ce5" table:number-columns-repeated="5"/>
          <table:table-cell table:number-columns-repeated="28"/>
        </table:table-row>
        <table:table-row table:style-name="ro1">
          <table:table-cell table:number-columns-repeated="9"/>
          <table:table-cell table:style-name="ce5" table:number-columns-repeated="5"/>
          <table:table-cell>
            <draw:frame draw:z-index="18" draw:style-name="gr1" draw:text-style-name="P1" svg:width="3.0531in" svg:height="2.2984in" svg:x="0.1165in" svg:y="0.1654in">
              <draw:object draw:notify-on-update-of-ranges="Tabelle1.K5:Tabelle1.K10 Tabelle1.I227:Tabelle1.I227 Tabelle1.L38:Tabelle1.L43 Tabelle1.J227:Tabelle1.J227 Tabelle1.M38:Tabelle1.M43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27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3"/>
          <table:table-cell table:number-columns-repeated="28"/>
        </table:table-row>
        <table:table-row table:style-name="ro1">
          <table:table-cell table:number-columns-repeated="9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 table:number-columns-repeated="28"/>
        </table:table-row>
        <table:table-row table:style-name="ro1">
          <table:table-cell table:style-name="ce2" office:value-type="string" calcext:value-type="string">
            <text:p>mnv P-domai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C37]/[.D37]" office:value-type="float" office:value="0.710526315789474" calcext:value-type="float">
            <text:p>0.710526315789474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number-columns-repeated="28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C38]/[.D38]" office:value-type="float" office:value="0.707317073170732" calcext:value-type="float">
            <text:p>0.707317073170732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7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1" table:formula="of:=[.C39]/[.D39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5"/>
          <table:table-cell table:style-name="ce11" office:value-type="string" calcext:value-type="string">
            <text:p>MNV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V39]/[.W39]" office:value-type="float" office:value="0.710526315789474" calcext:value-type="float">
            <text:p>0.7105263157894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" table:formula="of:=[.C40]/[.D40]" office:value-type="float" office:value="0.714285714285714" calcext:value-type="float">
            <text:p>0.714285714285714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5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V40]/[.W40]" office:value-type="float" office:value="0.707317073170732" calcext:value-type="float">
            <text:p>0.7073170731707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1]/[.D41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number-columns-repeated="6"/>
          <table:table-cell office:value-type="string" calcext:value-type="string">
            <text:p>3 to 8.0 Å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style-name="ce1" table:formula="of:=[.V41]/[.W41]" office:value-type="float" office:value="0.736842105263158" calcext:value-type="float">
            <text:p>0.7368421052631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2]/[.D42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number-columns-repeated="6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V42]/[.W42]" office:value-type="float" office:value="0.714285714285714" calcext:value-type="float">
            <text:p>0.71428571428571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3]/[.D43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6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3]/[.W43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ce5" table:number-columns-repeated="5"/>
          <table:table-cell table:number-columns-repeated="6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4]/[.W44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" table:number-columns-repeated="5"/>
          <table:table-cell table:number-columns-repeated="6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5" table:formula="of:=[.V45]/[.W45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5" table:number-columns-repeated="5"/>
          <table:table-cell table:number-columns-repeated="28"/>
        </table:table-row>
        <table:table-row table:style-name="ro1" table:number-rows-repeated="10">
          <table:table-cell table:number-columns-repeated="1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11"/>
          <table:table-cell table:style-name="ce5" table:number-columns-repeated="3"/>
          <table:table-cell table:number-columns-repeated="2"/>
          <table:table-cell table:style-name="ce5" table:number-columns-repeated="4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>
            <draw:frame draw:z-index="19" draw:style-name="gr1" draw:text-style-name="P1" svg:width="3.0531in" svg:height="2.2984in" svg:x="0.0004in" svg:y="0in">
              <draw:object draw:notify-on-update-of-ranges="Tabelle1.K5:Tabelle1.K10 Tabelle1.I227:Tabelle1.I227 Tabelle1.L62:Tabelle1.L67 Tabelle1.J227:Tabelle1.J227 Tabelle1.M62:Tabelle1.M67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/>
          <table:table-cell table:style-name="ce5" table:number-columns-repeated="4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C62]/[.D62]" office:value-type="float" office:value="0.306451612903226" calcext:value-type="float">
            <text:p>0.30645161290322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 table:number-columns-repeated="3"/>
          <table:table-cell table:style-name="ce11" office:value-type="string" calcext:value-type="string">
            <text:p>MSG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formula="of:=[.V62]/[.W62]" office:value-type="float" office:value="0.343283582089552" calcext:value-type="float">
            <text:p>0.343283582089552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5" table:formula="of:=[.C63]/[.D63]" office:value-type="float" office:value="0.357142857142857" calcext:value-type="float">
            <text:p>0.35714285714285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 table:number-columns-repeated="4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[.V63]/[.W63]" office:value-type="float" office:value="0.389830508474576" calcext:value-type="float">
            <text:p>0.389830508474576</text:p>
          </table:table-cell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formula="of:=[.C64]/[.D64]" office:value-type="float" office:value="0.407407407407407" calcext:value-type="float">
            <text:p>0.40740740740740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8.0 Å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ce5" table:formula="of:=[.V64]/[.W64]" office:value-type="float" office:value="0.407407407407407" calcext:value-type="float">
            <text:p>0.40740740740740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table:formula="of:=[.C65]/[.D65]" office:value-type="float" office:value="0.473684210526316" calcext:value-type="float">
            <text:p>0.47368421052631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style-name="ce1" table:formula="of:=[.V65]/[.W65]" office:value-type="float" office:value="0.416666666666667" calcext:value-type="float">
            <text:p>0.4166666666666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style-name="ce6" table:formula="of:=[.C66]/[.D66]" office:value-type="float" office:value="0.450549450549451" calcext:value-type="float">
            <text:p>0.4505494505494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9.0 Å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style-name="ce1" table:formula="of:=[.V66]/[.W66]" office:value-type="float" office:value="0.468354430379747" calcext:value-type="float">
            <text:p>0.4683544303797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6" table:formula="of:=[.C67]/[.D67]" office:value-type="float" office:value="0.444444444444444" calcext:value-type="float">
            <text:p>0.444444444444444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9.5 Å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style-name="ce6" table:formula="of:=[.V67]/[.W67]" office:value-type="float" office:value="0.475609756097561" calcext:value-type="float">
            <text:p>0.4756097560975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5" table:formula="of:=[.C68]/[.D68]" office:value-type="float" office:value="0.444444444444444" calcext:value-type="float">
            <text:p>0.444444444444444</text:p>
          </table:table-cell>
          <table:table-cell table:number-columns-repeated="6"/>
          <table:table-cell table:style-name="ce5" table:number-columns-repeated="3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10.0 Å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ce5" table:formula="of:=[.V68]/[.W68]" office:value-type="float" office:value="0.386666666666667" calcext:value-type="float">
            <text:p>0.386666666666667</text:p>
          </table:table-cell>
          <table:table-cell table:number-columns-repeated="18"/>
        </table:table-row>
        <table:table-row table:style-name="ro1">
          <table:table-cell table:number-columns-repeated="11"/>
          <table:table-cell table:style-name="ce5" table:number-columns-repeated="3"/>
          <table:table-cell table:number-columns-repeated="2"/>
          <table:table-cell table:style-name="ce5" table:number-columns-repeated="4"/>
          <table:table-cell table:number-columns-repeated="22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3"/>
          <table:table-cell table:number-columns-repeated="2"/>
          <table:table-cell table:style-name="ce5" table:number-columns-repeated="4"/>
          <table:table-cell table:number-columns-repeated="22"/>
        </table:table-row>
        <table:table-row table:style-name="ro1" table:number-rows-repeated="5">
          <table:table-cell table:number-columns-repeated="11"/>
          <table:table-cell table:style-name="ce5" table:number-columns-repeated="3"/>
          <table:table-cell table:number-columns-repeated="2"/>
          <table:table-cell table:style-name="ce5" table:number-columns-repeated="4"/>
          <table:table-cell table:number-columns-repeated="22"/>
        </table:table-row>
        <table:table-row table:style-name="ro1">
          <table:table-cell table:number-columns-repeated="11"/>
          <table:table-cell table:style-name="ce5" table:number-columns-repeated="2"/>
          <table:table-cell table:style-name="ce5">
            <draw:frame draw:z-index="20" draw:style-name="gr1" draw:text-style-name="P1" svg:width="3.0531in" svg:height="2.2984in" svg:x="0.7091in" svg:y="0.1272in">
              <draw:object draw:notify-on-update-of-ranges="Tabelle1.K5:Tabelle1.K10 Tabelle1.I227:Tabelle1.I227 Tabelle1.L80:Tabelle1.L85 Tabelle1.J227:Tabelle1.J227 Tabelle1.M80:Tabelle1.M8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2"/>
          <table:table-cell table:style-name="ce5" table:number-columns-repeated="4"/>
          <table:table-cell table:number-columns-repeated="22"/>
        </table:table-row>
        <table:table-row table:style-name="ro1">
          <table:table-cell table:number-columns-repeated="11"/>
          <table:table-cell table:style-name="ce5" table:number-columns-repeated="3"/>
          <table:table-cell table:number-columns-repeated="2"/>
          <table:table-cell table:style-name="ce5" table:number-columns-repeated="4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4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 table:style-name="ce2" office:value-type="string" calcext:value-type="string">
            <text:p>mb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80]/[.D80]" office:value-type="float" office:value="0.0303030303030303" calcext:value-type="float">
            <text:p>0.030303030303030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1]/[.D81]" office:value-type="float" office:value="0.25" calcext:value-type="float">
            <text:p>0.2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2"/>
          <table:table-cell table:style-name="ce5" table:number-columns-repeated="3"/>
          <table:table-cell table:style-name="ce11" office:value-type="string" calcext:value-type="string">
            <text:p>MBP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V81]/[.W81]" office:value-type="float" office:value="0.137931034482759" calcext:value-type="float">
            <text:p>0.137931034482759</text:p>
          </table:table-cell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C82]/[.D82]" office:value-type="float" office:value="0.189189189189189" calcext:value-type="float">
            <text:p>0.18918918918918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2"/>
          <table:table-cell table:style-name="ce5" table:number-columns-repeated="4"/>
          <table:table-cell office:value-type="string" calcext:value-type="string">
            <text:p>3 to 7.5 Å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V82]/[.W82]" office:value-type="float" office:value="0.282608695652174" calcext:value-type="float">
            <text:p>0.2826086956521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3]/[.D83]" office:value-type="float" office:value="0.25" calcext:value-type="float">
            <text:p>0.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5" table:formula="of:=[.V83]/[.W83]" office:value-type="float" office:value="0.2" calcext:value-type="float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table:formula="of:=[.C84]/[.D84]" office:value-type="float" office:value="0.416666666666667" calcext:value-type="float">
            <text:p>0.41666666666666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8.5 Å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V84]/[.W84]" office:value-type="float" office:value="0.372093023255814" calcext:value-type="float">
            <text:p>0.372093023255814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6" table:formula="of:=[.C85]/[.D85]" office:value-type="float" office:value="0.41304347826087" calcext:value-type="float">
            <text:p>0.41304347826087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9.0 Å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6" table:formula="of:=[.V85]/[.W85]" office:value-type="float" office:value="0.416666666666667" calcext:value-type="float">
            <text:p>0.41666666666666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6" table:formula="of:=[.C86]/[.D86]" office:value-type="float" office:value="0.404761904761905" calcext:value-type="float">
            <text:p>0.404761904761905</text:p>
          </table:table-cell>
          <table:table-cell table:number-columns-repeated="6"/>
          <table:table-cell table:style-name="ce5" table:number-columns-repeated="3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9.5 Å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1" table:formula="of:=[.V86]/[.W86]" office:value-type="float" office:value="0.41304347826087" calcext:value-type="float">
            <text:p>0.4130434782608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^</text:p>
          </table:table-cell>
          <table:table-cell/>
          <table:table-cell table:style-name="ce5"/>
          <table:table-cell table:number-columns-repeated="6"/>
          <table:table-cell table:style-name="ce5" table:number-columns-repeated="3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10.0 Å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V87]/[.W87]" office:value-type="float" office:value="0.395348837209302" calcext:value-type="float">
            <text:p>0.395348837209302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3"/>
          <table:table-cell table:number-columns-repeated="2"/>
          <table:table-cell table:style-name="ce5" table:number-columns-repeated="4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 table:number-rows-repeated="8">
          <table:table-cell table:number-columns-repeated="11"/>
          <table:table-cell table:style-name="ce5" table:number-columns-repeated="3"/>
          <table:table-cell table:number-columns-repeated="2"/>
          <table:table-cell table:style-name="ce5" table:number-columns-repeated="4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4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number-columns-repeated="2"/>
          <table:table-cell table:style-name="ce5" table:number-columns-repeated="4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style-name="ce2" office:value-type="string" calcext:value-type="string">
            <text:p>ATCase_fi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99]/[.D99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>
            <draw:frame draw:z-index="21" draw:style-name="gr1" draw:text-style-name="P1" svg:width="3.0531in" svg:height="2.2984in" svg:x="0.0004in" svg:y="0in">
              <draw:object draw:notify-on-update-of-ranges="Tabelle1.K5:Tabelle1.K10 Tabelle1.I227:Tabelle1.I227 Tabelle1.L99:Tabelle1.L104 Tabelle1.J227:Tabelle1.J227 Tabelle1.M99:Tabelle1.M104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/>
          <table:table-cell table:style-name="ce5" table:number-columns-repeated="4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100]/[.D100]" office:value-type="float" office:value="0.1875" calcext:value-type="float">
            <text:p>0.18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3"/>
          <table:table-cell table:style-name="ce11" office:value-type="string" calcext:value-type="string">
            <text:p>ATCase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V100]/[.W100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101]/[.D101]" office:value-type="float" office:value="0.19047619047619" calcext:value-type="float">
            <text:p>0.1904761904761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4"/>
          <table:table-cell office:value-type="string" calcext:value-type="string">
            <text:p>3 to 7.5 Å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V101]/[.W101]" office:value-type="float" office:value="0.1875" calcext:value-type="float">
            <text:p>0.1875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5" table:formula="of:=[.C102]/[.D102]" office:value-type="float" office:value="0.277777777777778" calcext:value-type="float">
            <text:p>0.27777777777777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" table:formula="of:=[.V102]/[.W102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6" table:formula="of:=[.C103]/[.D103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8.5 Å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table:formula="of:=[.V103]/[.W103]" office:value-type="float" office:value="0.25" calcext:value-type="float">
            <text:p>0.25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6" table:formula="of:=[.C104]/[.D104]" office:value-type="float" office:value="0.294117647058824" calcext:value-type="float">
            <text:p>0.294117647058824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9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5" table:formula="of:=[.V104]/[.W104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1" table:formula="of:=[.C105]/[.D105]" office:value-type="float" office:value="0.380952380952381" calcext:value-type="float">
            <text:p>0.380952380952381</text:p>
          </table:table-cell>
          <table:table-cell table:number-columns-repeated="6"/>
          <table:table-cell table:style-name="ce5" table:number-columns-repeated="3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9.5 Å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table:formula="of:=[.V105]/[.W105]" office:value-type="float" office:value="0.4" calcext:value-type="float">
            <text:p>0.4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1"/>
          <table:table-cell table:style-name="ce5" table:number-columns-repeated="3"/>
          <table:table-cell table:number-columns-repeated="2"/>
          <table:table-cell table:style-name="ce5" table:number-columns-repeated="3"/>
          <table:table-cell/>
          <table:table-cell office:value-type="string" calcext:value-type="string">
            <text:p>3 to 10.0 Å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table:formula="of:=[.V106]/[.W106]" office:value-type="float" office:value="0.166666666666667" calcext:value-type="float">
            <text:p>0.16666666666666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Default" table:number-columns-repeated="2"/>
          <table:table-cell table:number-columns-repeated="3"/>
          <table:table-cell table:style-name="ce5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 table:number-rows-repeated="7">
          <table:table-cell table:number-columns-repeated="14"/>
          <table:table-cell table:style-name="Default" table:number-columns-repeated="2"/>
          <table:table-cell table:number-columns-repeated="9"/>
          <table:table-cell table:style-name="ce5" table:number-columns-repeated="12"/>
          <table:table-cell table:number-columns-repeated="5"/>
        </table:table-row>
        <table:table-row table:style-name="ro1" table:number-rows-repeated="3">
          <table:table-cell table:number-columns-repeated="11"/>
          <table:table-cell table:style-name="ce5" table:number-columns-repeated="3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 table:style-name="ce2" office:value-type="string" calcext:value-type="string">
            <text:p>e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" table:formula="of:=[.C118]/[.D118]" office:value-type="float" office:value="0.555555555555556" calcext:value-type="float">
            <text:p>0.555555555555556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/>
          <table:table-cell>
            <draw:frame draw:z-index="22" draw:style-name="gr1" draw:text-style-name="P1" svg:width="3.0531in" svg:height="2.2984in" svg:x="0in" svg:y="0in">
              <draw:object draw:notify-on-update-of-ranges="Tabelle1.K5:Tabelle1.K10 Tabelle1.I227:Tabelle1.I227 Tabelle1.L120:Tabelle1.L125 Tabelle1.J227:Tabelle1.J227 Tabelle1.M120:Tabelle1.M125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style-name="ce5" table:number-columns-repeated="3"/>
          <table:table-cell table:number-columns-repeated="23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6" table:formula="of:=[.C119]/[.D119]" office:value-type="float" office:value="0.514285714285714" calcext:value-type="float">
            <text:p>0.514285714285714</text:p>
          </table:table-cell>
          <table:table-cell office:value-type="string" calcext:value-type="string">
            <text:p>Evtl 7 raus?</text:p>
          </table:table-cell>
          <table:table-cell table:number-columns-repeated="4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style-name="ce6" table:formula="of:=[.C120]/[.D120]" office:value-type="float" office:value="0.452830188679245" calcext:value-type="float">
            <text:p>0.45283018867924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5" table:formula="of:=[.C121]/[.D121]" office:value-type="float" office:value="0.423076923076923" calcext:value-type="float">
            <text:p>0.42307692307692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C122]/[.D122]" office:value-type="float" office:value="0.410714285714286" calcext:value-type="float">
            <text:p>0.41071428571428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23]/[.D123]" office:value-type="float" office:value="0.392857142857143" calcext:value-type="float">
            <text:p>0.39285714285714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C124]/[.D124]" office:value-type="float" office:value="0.372881355932203" calcext:value-type="float">
            <text:p>0.37288135593220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 table:number-rows-repeated="8">
          <table:table-cell table:number-columns-repeated="11"/>
          <table:table-cell table:style-name="ce5" table:number-columns-repeated="3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 table:style-name="ce2" office:value-type="string" calcext:value-type="string">
            <text:p>mrs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134]/[.D134]" office:value-type="float" office:value="0.428571428571429" calcext:value-type="float">
            <text:p>0.428571428571429</text:p>
          </table:table-cell>
          <table:table-cell/>
          <table:table-cell office:value-type="string" calcext:value-type="string">
            <text:p>P=1 wie vorher</text:p>
          </table:table-cell>
          <table:table-cell table:number-columns-repeated="3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6" table:formula="of:=[.C135]/[.D135]" office:value-type="float" office:value="0.454545454545455" calcext:value-type="float">
            <text:p>0.45454545454545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>
            <draw:frame draw:z-index="23" draw:style-name="gr1" draw:text-style-name="P1" svg:width="3.0531in" svg:height="2.2984in" svg:x="0.0004in" svg:y="0.0004in">
              <draw:object draw:notify-on-update-of-ranges="Tabelle1.K5:Tabelle1.K10 Tabelle1.I227:Tabelle1.I227 Tabelle1.L136:Tabelle1.L141 Tabelle1.J227:Tabelle1.J227 Tabelle1.M136:Tabelle1.M141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/>
          <table:table-cell table:style-name="ce5" table:number-columns-repeated="3"/>
          <table:table-cell table:number-columns-repeated="23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C136]/[.D136]" office:value-type="float" office:value="0.384615384615385" calcext:value-type="float">
            <text:p>0.3846153846153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137]/[.D137]" office:value-type="float" office:value="0.4" calcext:value-type="float">
            <text:p>0.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C138]/[.D138]" office:value-type="float" office:value="0.4" calcext:value-type="float">
            <text:p>0.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C139]/[.D139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C140]/[.D140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3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 table:number-rows-repeated="7">
          <table:table-cell table:number-columns-repeated="11"/>
          <table:table-cell table:style-name="ce5" table:number-columns-repeated="3"/>
          <table:table-cell table:number-columns-repeated="2"/>
          <table:table-cell table:style-name="ce5" table:number-columns-repeated="3"/>
          <table:table-cell table:number-columns-repeated="23"/>
        </table:table-row>
        <table:table-row table:style-name="ro1" table:number-rows-repeated="2">
          <table:table-cell table:number-columns-repeated="1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13"/>
          <table:table-cell>
            <draw:frame draw:z-index="24" draw:style-name="gr1" draw:text-style-name="P1" svg:width="3.0531in" svg:height="2.2984in" svg:x="0.8114in" svg:y="0.0972in">
              <draw:object draw:notify-on-update-of-ranges="Tabelle1.K5:Tabelle1.K10 Tabelle1.I227:Tabelle1.I227 Tabelle1.L158:Tabelle1.L163 Tabelle1.J227:Tabelle1.J227 Tabelle1.M158:Tabelle1.M163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style-name="Default" table:number-columns-repeated="2"/>
          <table:table-cell table:number-columns-repeated="26"/>
        </table:table-row>
        <table:table-row table:style-name="ro1" table:number-rows-repeated="3">
          <table:table-cell table:number-columns-repeated="14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2" office:value-type="string" calcext:value-type="string">
            <text:p>ubiquiti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table:formula="of:=[.C156]/[.D156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7]/[.D157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8]/[.D158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59]/[.D159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0]/[.D160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1]/[.D161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2]/[.D162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 table:number-rows-repeated="2">
          <table:table-cell table:number-columns-repeated="14"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3"/>
          <table:table-cell>
            <draw:frame draw:z-index="25" draw:style-name="gr1" draw:text-style-name="P1" svg:width="3.0531in" svg:height="2.2984in" svg:x="0.7606in" svg:y="0.1657in">
              <draw:object draw:notify-on-update-of-ranges="Tabelle1.K5:Tabelle1.K10 Tabelle1.I227:Tabelle1.I227 Tabelle1.L171:Tabelle1.L176 Tabelle1.J227:Tabelle1.J227 Tabelle1.M171:Tabelle1.M176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2" office:value-type="string" calcext:value-type="string">
            <text:p>a7a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0]/[.D170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1]/[.D171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6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172]/[.D172]" office:value-type="float" office:value="0.166666666666667" calcext:value-type="float">
            <text:p>0.16666666666666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ce6" table:formula="of:=[.C173]/[.D173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C174]/[.D174]" office:value-type="float" office:value="0.377777777777778" calcext:value-type="float">
            <text:p>0.37777777777777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5" table:formula="of:=[.C175]/[.D175]" office:value-type="float" office:value="0.358974358974359" calcext:value-type="float">
            <text:p>0.3589743589743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C176]/[.D176]" office:value-type="float" office:value="0.395348837209302" calcext:value-type="float">
            <text:p>0.395348837209302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4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5" table:number-columns-repeated="4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4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4"/>
          <table:table-cell table:number-columns-repeated="2"/>
          <table:table-cell table:style-name="ce5"/>
          <table:table-cell/>
          <table:table-cell>
            <draw:frame draw:z-index="26" draw:style-name="gr1" draw:text-style-name="P1" svg:width="6.302in" svg:height="3.5335in" svg:x="0.2929in" svg:y="0.1429in">
              <draw:object draw:notify-on-update-of-ranges="Tabelle1.H205:Tabelle1.H214 Tabelle1.I204:Tabelle1.I204 Tabelle1.I205:Tabelle1.I214 Tabelle1.K204:Tabelle1.K204 Tabelle1.K205:Tabelle1.K214 Tabelle1.J204:Tabelle1.J204 Tabelle1.J205:Tabelle1.J214 Tabelle1.N204:Tabelle1.N204 Tabelle1.N205:Tabelle1.N21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10"/>
          <table:table-cell table:style-name="ce5" table:number-columns-repeated="4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4"/>
          <table:table-cell table:number-columns-repeated="2"/>
          <table:table-cell table:style-name="ce5"/>
          <table:table-cell table:number-columns-repeated="9"/>
          <table:table-cell>
            <draw:frame draw:z-index="27" draw:style-name="gr1" draw:text-style-name="P1" svg:width="3.226in" svg:height="3.5429in" svg:x="0.1756in" svg:y="0.0827in">
              <draw:object draw:notify-on-update-of-ranges="Tabelle1.H228:Tabelle1.H230 Tabelle1.I227:Tabelle1.I227 Tabelle1.I228:Tabelle1.I230 Tabelle1.K227:Tabelle1.K227 Tabelle1.K228:Tabelle1.K230 Tabelle1.J227:Tabelle1.J227 Tabelle1.J228:Tabelle1.J230 Tabelle1.N227:Tabelle1.N227 Tabelle1.N228:Tabelle1.N230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draw:z-index="31" draw:style-name="gr1" draw:text-style-name="P1" svg:width="2.8315in" svg:height="2.3614in" svg:x="0.8189in" svg:y="0.0945in">
              <draw:object draw:notify-on-update-of-ranges="Tabelle1.C186:Tabelle1.C192 Tabelle1.F186:Tabelle1.F192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3"/>
          <table:table-cell table:style-name="ce5" table:number-columns-repeated="4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4"/>
          <table:table-cell>
            <draw:frame draw:z-index="32" draw:style-name="gr1" draw:text-style-name="P1" svg:width="3.0531in" svg:height="2.2984in" svg:x="0.4098in" svg:y="0.1531in">
              <draw:object draw:notify-on-update-of-ranges="Tabelle1.K5:Tabelle1.K10 Tabelle1.I227:Tabelle1.I227 Tabelle1.M188:Tabelle1.M193 Tabelle1.J227:Tabelle1.J227 Tabelle1.N188:Tabelle1.N193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4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D186]/[.E186]" office:value-type="float" office:value="0.325581395348837" calcext:value-type="float">
            <text:p>0.325581395348837</text:p>
          </table:table-cell>
          <table:table-cell table:number-columns-repeated="4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style-name="ce1" table:formula="of:=[.D187]/[.E187]" office:value-type="float" office:value="0.395833333333333" calcext:value-type="float">
            <text:p>0.395833333333333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style-name="ce1" table:formula="of:=[.D188]/[.E188]" office:value-type="float" office:value="0.392156862745098" calcext:value-type="float">
            <text:p>0.392156862745098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style-name="ce6" table:formula="of:=[.D189]/[.E189]" office:value-type="float" office:value="0.403846153846154" calcext:value-type="float">
            <text:p>0.403846153846154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5" table:formula="of:=[.D190]/[.E190]" office:value-type="float" office:value="0.346153846153846" calcext:value-type="float">
            <text:p>0.346153846153846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5" table:formula="of:=[.D191]/[.E191]" office:value-type="float" office:value="0.277777777777778" calcext:value-type="float">
            <text:p>0.277777777777778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5" table:formula="of:=[.D192]/[.E192]" office:value-type="float" office:value="0.283018867924528" calcext:value-type="float">
            <text:p>0.283018867924528</text:p>
          </table:table-cell>
          <table:table-cell table:number-columns-repeated="4"/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10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style-name="ce5"/>
          <table:table-cell table:number-columns-repeated="25"/>
        </table:table-row>
        <table:table-row table:style-name="ro1" table:number-rows-repeated="8">
          <table:table-cell table:number-columns-repeated="10"/>
          <table:table-cell table:style-name="ce5" table:number-columns-repeated="4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Keine 4-er cluster</text:p>
          </table:table-cell>
          <table:table-cell table:style-name="ce5" table:number-columns-repeated="4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 calcext:value-type="string">
            <text:p>3 cut off merge coomon assignments top3 opt pars (min cluster=5)</text:p>
          </table:table-cell>
          <table:table-cell table:number-columns-repeated="6"/>
          <table:table-cell office:value-type="string" calcext:value-type="string">
            <text:p>3 cut off merge coomon assignments top3 opt pars (min cluster=1)</text:p>
          </table:table-cell>
          <table:table-cell table:number-columns-repeated="6"/>
          <table:table-cell office:value-type="string" calcext:value-type="string">
            <text:p>3 cut off merge coomon assignments top3 opt pars (min cluster=1, 0.1 Ang step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style-name="Default"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Ubiquitin</text:p>
          </table:table-cell>
          <table:table-cell table:formula="of:=[.L205]-[.K205]-[.J205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M205]-[.L205]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Ubiquitin</text:p>
          </table:table-cell>
          <table:table-cell table:formula="of:=[.S205]-[.R20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M205]-[.S205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M205]-[.Z205]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table:number-columns-repeated="4"/>
          <table:table-cell table:formula="of:=[.T205]-[.AG2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MrsB</text:p>
          </table:table-cell>
          <table:table-cell table:formula="of:=[.L206]-[.K206]-[.J206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M206]-[.L206]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MrsB</text:p>
          </table:table-cell>
          <table:table-cell table:formula="of:=[.S206]-[.R20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M206]-[.S206]" office:value-type="float" office:value="4" calcext:value-type="float">
            <text:p>4</text:p>
          </table:table-cell>
          <table:table-cell/>
          <table:table-cell office:value-type="string" calcext:value-type="string">
            <text:p>Mrs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M206]-[.Z206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number-columns-repeated="4"/>
          <table:table-cell table:formula="of:=[.T206]-[.AG2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EIN1</text:p>
          </table:table-cell>
          <table:table-cell table:formula="of:=[.L207]-[.K207]-[.J207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formula="of:=[.M207]-[.L207]" office:value-type="float" office:value="17" calcext:value-type="float">
            <text:p>17</text:p>
          </table:table-cell>
          <table:table-cell table:style-name="Default"/>
          <table:table-cell table:style-name="Default" office:value-type="string" calcext:value-type="string">
            <text:p>EIN1</text:p>
          </table:table-cell>
          <table:table-cell table:formula="of:=[.S207]-[.R20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M207]-[.S207]" office:value-type="float" office:value="37" calcext:value-type="float">
            <text:p>37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M207]-[.Z207]" office:value-type="float" office:value="30" calcext:value-type="float">
            <text:p>30</text:p>
          </table:table-cell>
          <table:table-cell/>
          <table:table-cell office:value-type="string" calcext:value-type="string">
            <text:p>EIN1</text:p>
          </table:table-cell>
          <table:table-cell table:number-columns-repeated="4"/>
          <table:table-cell table:formula="of:=[.T207]-[.AG2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ATCase</text:p>
          </table:table-cell>
          <table:table-cell table:formula="of:=[.L208]-[.K208]-[.J208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[.M208]-[.L208]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atcase_fix</text:p>
          </table:table-cell>
          <table:table-cell table:formula="of:=[.S208]-[.R20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208]-[.S208]" office:value-type="float" office:value="32" calcext:value-type="float">
            <text:p>32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M208]-[.Z208]" office:value-type="float" office:value="29" calcext:value-type="float">
            <text:p>29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T208]-[.AG208]"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MBP</text:p>
          </table:table-cell>
          <table:table-cell table:formula="of:=[.L209]-[.K209]-[.J209]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formula="of:=[.M209]-[.L209]" office:value-type="float" office:value="9" calcext:value-type="float">
            <text:p>9</text:p>
          </table:table-cell>
          <table:table-cell table:style-name="Default"/>
          <table:table-cell table:style-name="Default" office:value-type="string" calcext:value-type="string">
            <text:p>MBP</text:p>
          </table:table-cell>
          <table:table-cell table:formula="of:=[.S209]-[.R209]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09]-[.S209]" office:value-type="float" office:value="37" calcext:value-type="float">
            <text:p>37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M209]-[.Z209]" office:value-type="float" office:value="15" calcext:value-type="float">
            <text:p>15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T209]-[.AG209]"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MSG</text:p>
          </table:table-cell>
          <table:table-cell table:formula="of:=[.L210]-[.K210]-[.J210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table:formula="of:=[.M210]-[.L210]" office:value-type="float" office:value="32" calcext:value-type="float">
            <text:p>32</text:p>
          </table:table-cell>
          <table:table-cell table:style-name="Default"/>
          <table:table-cell table:style-name="Default" office:value-type="string" calcext:value-type="string">
            <text:p>MSG</text:p>
          </table:table-cell>
          <table:table-cell table:formula="of:=[.S210]-[.R210]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M210]-[.S210]" office:value-type="float" office:value="87" calcext:value-type="float">
            <text:p>87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M210]-[.Z210]" office:value-type="float" office:value="76" calcext:value-type="float">
            <text:p>76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T210]-[.AG210]" office:value-type="float" office:value="-49" calcext:value-type="float">
            <text:p>-49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a7a7</text:p>
          </table:table-cell>
          <table:table-cell table:formula="of:=[.L211]-[.K211]-[.J211]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M211]-[.L211]" office:value-type="float" office:value="8" calcext:value-type="float">
            <text:p>8</text:p>
          </table:table-cell>
          <table:table-cell table:style-name="Default"/>
          <table:table-cell table:style-name="Default" office:value-type="string" calcext:value-type="string">
            <text:p>A7a7_8_5</text:p>
          </table:table-cell>
          <table:table-cell table:formula="of:=[.S211]-[.R21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M211]-[.S211]" office:value-type="float" office:value="32" calcext:value-type="float">
            <text:p>32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M211]-[.Z211]" office:value-type="float" office:value="30" calcext:value-type="float">
            <text:p>30</text:p>
          </table:table-cell>
          <table:table-cell/>
          <table:table-cell office:value-type="string" calcext:value-type="string">
            <text:p>a7a7</text:p>
          </table:table-cell>
          <table:table-cell table:number-columns-repeated="4"/>
          <table:table-cell table:formula="of:=[.T211]-[.AG2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HuNoV P-domain</text:p>
          </table:table-cell>
          <table:table-cell table:formula="of:=[.L212]-[.K212]-[.J212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12]-[.L212]" office:value-type="float" office:value="18" calcext:value-type="float">
            <text:p>18</text:p>
          </table:table-cell>
          <table:table-cell table:style-name="Default"/>
          <table:table-cell table:style-name="Default" office:value-type="string" calcext:value-type="string">
            <text:p>HuNoV P-domain</text:p>
          </table:table-cell>
          <table:table-cell table:formula="of:=[.S212]-[.R212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M212]-[.S212]" office:value-type="float" office:value="30" calcext:value-type="float">
            <text:p>30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M212]-[.Z212]" office:value-type="float" office:value="19" calcext:value-type="float">
            <text:p>19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T212]-[.AG212]" office:value-type="float" office:value="-61" calcext:value-type="float">
            <text:p>-61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MNV P-domain</text:p>
          </table:table-cell>
          <table:table-cell table:formula="of:=[.L213]-[.K213]-[.J213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formula="of:=[.M213]-[.L213]" office:value-type="float" office:value="26" calcext:value-type="float">
            <text:p>26</text:p>
          </table:table-cell>
          <table:table-cell table:style-name="Default"/>
          <table:table-cell table:style-name="Default" office:value-type="string" calcext:value-type="string">
            <text:p>MNV P-domain</text:p>
          </table:table-cell>
          <table:table-cell table:formula="of:=[.S213]-[.R213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13]-[.S213]" office:value-type="float" office:value="34" calcext:value-type="float">
            <text:p>34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13]-[.Z213]" office:value-type="float" office:value="21" calcext:value-type="float">
            <text:p>21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T213]-[.AG213]" office:value-type="float" office:value="-51" calcext:value-type="float">
            <text:p>-51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LmUGP</text:p>
          </table:table-cell>
          <table:table-cell table:formula="of:=[.L214]-[.K214]-[.J214]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table:formula="of:=[.M214]-[.L214]" office:value-type="float" office:value="30" calcext:value-type="float">
            <text:p>30</text:p>
          </table:table-cell>
          <table:table-cell table:style-name="Default"/>
          <table:table-cell table:style-name="Default" office:value-type="string" calcext:value-type="string">
            <text:p>LmUGP</text:p>
          </table:table-cell>
          <table:table-cell table:formula="of:=[.S214]-[.R214]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M214]-[.S214]" office:value-type="float" office:value="76" calcext:value-type="float">
            <text:p>76</text:p>
          </table:table-cell>
          <table:table-cell/>
          <table:table-cell office:value-type="string" calcext:value-type="string">
            <text:p>LmUGP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M214]-[.Z214]" office:value-type="float" office:value="59" calcext:value-type="float">
            <text:p>59</text:p>
          </table:table-cell>
          <table:table-cell/>
          <table:table-cell office:value-type="string" calcext:value-type="string">
            <text:p>LmUGP</text:p>
          </table:table-cell>
          <table:table-cell table:number-columns-repeated="4"/>
          <table:table-cell table:formula="of:=[.T214]-[.AG2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GTB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M215]-[.Z215]" office:value-type="float" office:value="54" calcext:value-type="float">
            <text:p>54</text:p>
          </table:table-cell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7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HuNoV P-domain step size</text:p>
          </table:table-cell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HuNoV P-domain sNoes removed or added 5%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 table:style-name="Default"/>
          <table:table-cell table:style-name="Default">
            <draw:frame draw:z-index="15" draw:name="MNV P-domain 1" draw:style-name="gr1" draw:text-style-name="P1" svg:width="3.0244in" svg:height="3.5445in" svg:x="0.2543in" svg:y="0.1402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0.1 Å</text:p>
          </table:table-cell>
          <table:table-cell table:formula="of:=[.L220]-[.K220]-[.J22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formula="of:=[.M220]-[.L220]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4"/>
          <table:table-cell table:style-name="ce13" office:value-type="percentage" office:value="0.05" calcext:value-type="percentage">
            <text:p>5.00%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[.Y220]-[.X220]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0.2 Å</text:p>
          </table:table-cell>
          <table:table-cell table:formula="of:=[.L221]-[.K221]-[.J22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21]-[.L221]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3"/>
          <table:table-cell>
            <draw:frame draw:z-index="30" draw:style-name="gr1" draw:text-style-name="P1" svg:width="3.226in" svg:height="3.5429in" svg:x="0.4177in" svg:y="0.137in">
              <draw:object draw:notify-on-update-of-ranges="Tabelle1.H236:Tabelle1.H238 Tabelle1.I227:Tabelle1.I227 Tabelle1.I236:Tabelle1.I238 Tabelle1.J227:Tabelle1.J227 Tabelle1.J236:Tabelle1.J238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[.Y221]-[.X221]" office:value-type="float" office:value="19" calcext:value-type="float">
            <text:p>19</text:p>
          </table:table-cell>
          <table:table-cell/>
          <table:table-cell>
            <draw:frame draw:z-index="29" draw:style-name="gr1" draw:text-style-name="P1" svg:width="3.226in" svg:height="3.5429in" svg:x="-0.0004in" svg:y="0.0008in">
              <draw:object draw:notify-on-update-of-ranges="Tabelle1.U220:Tabelle1.U222 Tabelle1.V219:Tabelle1.V219 Tabelle1.V220:Tabelle1.V222 Tabelle1.W219:Tabelle1.W219 Tabelle1.W220:Tabelle1.W222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Default" table:number-columns-repeated="2"/>
          <table:table-cell table:number-columns-repeated="4"/>
          <table:table-cell table:style-name="ce13" office:value-type="percentage" office:value="-0.05" calcext:value-type="percentage">
            <text:p>-5.00%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[.Y222]-[.X222]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3"/>
          <table:table-cell table:number-columns-repeated="2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alle cluster größer 4 oder mit PCS 9-5A</text:p>
          </table:table-cell>
          <table:table-cell table:number-columns-repeated="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table:formula="of:=[.M228]-[.L228]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table:formula="of:=[.L229]-[.K229]-[.J229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M229]-[.L229]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table:formula="of:=[.L230]-[.K230]-[.J230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formula="of:=[.M230]-[.L230]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in cluster 1 mit PCS shared 8 8-5 9</text:p>
          </table:table-cell>
          <table:table-cell table:number-columns-repeated="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table:formula="of:=[.L235]-[.K235]" office:value-type="float" office:value="74" calcext:value-type="float">
            <text:p>74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table:formula="of:=[.L236]-[.K236]"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37]-[.K237]" office:value-type="float" office:value="25" calcext:value-type="float">
            <text:p>25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[.L238]-[.K238]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mit PCSs verschidene cut off ranges</text:p>
          </table:table-cell>
          <table:table-cell table:number-columns-repeated="9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MNV</text:p>
          </table:table-cell>
          <table:table-cell office:value-type="string" calcext:value-type="string">
            <text:p>3 to 8 Å</text:p>
          </table:table-cell>
          <table:table-cell table:formula="of:=[.I242]-[.H242]-[.G242]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[.J242]-[.I242]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43]-[.H243]-[.G243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43]-[.I243]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44]-[.H244]-[.G244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44]-[.I244]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45]-[.H245]-[.G245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45]-[.I245]" office:value-type="float" office:value="17" calcext:value-type="float">
            <text:p>17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46]-[.H246]-[.G246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46]-[.I246]" office:value-type="float" office:value="17" calcext:value-type="float">
            <text:p>17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LmUGP</text:p>
          </table:table-cell>
          <table:table-cell office:value-type="string" calcext:value-type="string">
            <text:p>3 to 8 Å</text:p>
          </table:table-cell>
          <table:table-cell table:formula="of:=[.I249]-[.H249]-[.G249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table:formula="of:=[.J249]-[.I249]" office:value-type="float" office:value="22" calcext:value-type="float">
            <text:p>22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50]-[.H250]-[.G250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table:formula="of:=[.J250]-[.I250]" office:value-type="float" office:value="22" calcext:value-type="float">
            <text:p>22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51]-[.H251]-[.G251]"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table:formula="of:=[.J251]-[.I251]" office:value-type="float" office:value="23" calcext:value-type="float">
            <text:p>23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52]-[.H252]-[.G252]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table:formula="of:=[.J252]-[.I252]" office:value-type="float" office:value="23" calcext:value-type="float">
            <text:p>23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53]-[.H253]-[.G253]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table:formula="of:=[.J253]-[.I253]" office:value-type="float" office:value="40" calcext:value-type="float">
            <text:p>40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 table:number-rows-repeated="2">
          <table:table-cell table:number-columns-repeated="14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GTB</text:p>
          </table:table-cell>
          <table:table-cell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8 Å</text:p>
          </table:table-cell>
          <table:table-cell table:formula="of:=[.I257]-[.H257]-[.G257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formula="of:=[.J257]-[.I257]" office:value-type="float" office:value="22" calcext:value-type="float">
            <text:p>22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58]-[.H258]-[.G25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formula="of:=[.J258]-[.I258]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59]-[.H259]-[.G259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formula="of:=[.J259]-[.I259]" office:value-type="float" office:value="23" calcext:value-type="float">
            <text:p>23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60]-[.H260]-[.G260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formula="of:=[.J260]-[.I260]" office:value-type="float" office:value="19" calcext:value-type="float">
            <text:p>19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61]-[.H261]-[.G261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[.J261]-[.I261]" office:value-type="float" office:value="18" calcext:value-type="float">
            <text:p>18</text:p>
          </table:table-cell>
          <table:table-cell table:number-columns-repeated="3"/>
          <table:table-cell table:style-name="Default" table:number-columns-repeated="2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8:57:21.623551271</meta:creation-date>
    <meta:generator>LibreOffice/7.4.4.2$Windows_X86_64 LibreOffice_project/85569322deea74ec9134968a29af2df5663baa21</meta:generator>
    <dc:date>2024-03-04T16:07:40.157000000</dc:date>
    <meta:editing-duration>P3DT10H24M35S</meta:editing-duration>
    <meta:editing-cycles>45</meta:editing-cycles>
    <meta:document-statistic meta:table-count="1" meta:cell-count="1251" meta:object-count="3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E4:Tabelle1.E10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0.516129032258065">
                <text:p>0.516129032258065</text:p>
                <draw:g>
                  <svg:desc>Tabelle1.E4:Tabelle1.E1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52631578947369">
                <text:p>0.552631578947369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627906976744186">
                <text:p>0.62790697674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2.983cm" svg:y="0.252cm" chart:style-name="ch2">
          <text:p>LmUGP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L20:Tabelle1.M25" chart:data-source-has-labels="both" svg:x="0.155cm" svg:y="1.173cm" svg:width="5.597cm" svg:height="4.55cm">
          <chart:coordinate-region svg:x="0.988cm" svg:y="1.368cm" svg:width="4.764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20:Tabelle1.L25" chart:label-cell-address="Tabelle1.I227:Tabelle1.I227" chart:class="chart:bar">
            <chart:data-point chart:repeated="6"/>
          </chart:series>
          <chart:series chart:style-name="ch9" chart:values-cell-range-address="Tabelle1.M20:Tabelle1.M25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77">
                <text:p>77</text:p>
                <draw:g>
                  <svg:desc>Tabelle1.L20:Tabelle1.L25</svg:desc>
                </draw:g>
              </table:table-cell>
              <table:table-cell office:value-type="float" office:value="4">
                <text:p>4</text:p>
                <draw:g>
                  <svg:desc>Tabelle1.M20:Tabelle1.M2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a7a7 (1yau*)</text:p>
        </chart:title>
        <chart:plot-area chart:style-name="ch3" table:cell-range-address="Tabelle1.B4:Tabelle1.B11 Tabelle1.E170:Tabelle1.E17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70:Tabelle1.E17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857142857142857">
                <text:p>0.0857142857142857</text:p>
                <draw:g>
                  <svg:desc>Tabelle1.E170:Tabelle1.E17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95348837209302">
                <text:p>0.3953488372093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Ubiquitin (1ubq)</text:p>
        </chart:title>
        <chart:plot-area chart:style-name="ch3" table:cell-range-address="Tabelle1.B4:Tabelle1.B11 Tabelle1.E156:Tabelle1.E162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56:Tabelle1.E16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33333333333333">
                <text:p>0.333333333333333</text:p>
                <draw:g>
                  <svg:desc>Tabelle1.E156:Tabelle1.E162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272727272727273">
                <text:p>0.27272727272727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6cm" svg:y="0.255cm" chart:style-name="ch2">
          <text:p>mrsB (3e0o)</text:p>
        </chart:title>
        <chart:plot-area chart:style-name="ch3" table:cell-range-address="Tabelle1.B4:Tabelle1.B11 Tabelle1.E134:Tabelle1.E140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34:Tabelle1.E14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28571428571429">
                <text:p>0.428571428571429</text:p>
                <draw:g>
                  <svg:desc>Tabelle1.E134:Tabelle1.E14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66666666666667">
                <text:p>0.4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28cm" svg:y="0.255cm" chart:style-name="ch2">
          <text:p>EIN (1eza)</text:p>
        </chart:title>
        <chart:plot-area chart:style-name="ch3" table:cell-range-address="Tabelle1.B4:Tabelle1.B11 Tabelle1.E118:Tabelle1.E124" chart:data-source-has-labels="column" svg:x="0.143cm" svg:y="1.179cm" svg:width="6.907cm" svg:height="4.701cm">
          <chart:coordinate-region svg:x="0.976cm" svg:y="1.419cm" svg:width="6.074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18:Tabelle1.E12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555555555555556">
                <text:p>0.555555555555556</text:p>
                <draw:g>
                  <svg:desc>Tabelle1.E118:Tabelle1.E124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52830188679245">
                <text:p>0.45283018867924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0714285714286">
                <text:p>0.4107142857142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2881355932203">
                <text:p>0.3728813559322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2.218cm" svg:y="0.316cm" chart:style-name="ch2">
          <text:p>MNV P-domain</text:p>
        </chart:title>
        <chart:legend chart:legend-position="end" svg:x="4.907cm" svg:y="3.47cm" style:legend-expansion="high" chart:style-name="ch3"/>
        <chart:plot-area chart:style-name="ch4" table:cell-range-address="Tabelle1.E242:Tabelle1.G246 Tabelle1.E241:Tabelle1.G241 Tabelle1.H241:Tabelle1.H246 Tabelle1.K241:Tabelle1.K246" chart:data-source-has-labels="both" svg:x="0.153cm" svg:y="1.301cm" svg:width="4.601cm" svg:height="7.519cm">
          <chart:coordinate-region svg:x="0.792cm" svg:y="1.496cm" svg:width="3.962cm" svg:height="5.712cm"/>
          <chart:axis chart:dimension="x" chart:name="primary-x" chart:style-name="ch5" chartooo:axis-type="auto">
            <chartooo:date-scale/>
            <chart:categories table:cell-range-address="Tabelle1.E242:Tabelle1.E2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42:Tabelle1.F246" chart:label-cell-address="Tabelle1.F241:Tabelle1.F241" chart:class="chart:bar">
            <chart:data-point chart:repeated="5"/>
            <loext:propertry-mapping loext:property="BorderColor" loext:cell-range-address="Tabelle1.F242:Tabelle1.F246"/>
          </chart:series>
          <chart:series chart:style-name="ch9" chart:values-cell-range-address="Tabelle1.H242:Tabelle1.H246" chart:label-cell-address="Tabelle1.H241:Tabelle1.H241" chart:class="chart:bar">
            <chart:data-point chart:repeated="5"/>
            <loext:propertry-mapping loext:property="BorderColor" loext:cell-range-address="Tabelle1.H242:Tabelle1.H246"/>
          </chart:series>
          <chart:series chart:style-name="ch10" chart:values-cell-range-address="Tabelle1.G242:Tabelle1.G246" chart:label-cell-address="Tabelle1.G241:Tabelle1.G241" chart:class="chart:bar">
            <chart:data-point chart:repeated="5"/>
            <loext:propertry-mapping loext:property="BorderColor" loext:cell-range-address="Tabelle1.G242:Tabelle1.G246"/>
          </chart:series>
          <chart:series chart:style-name="ch11" chart:values-cell-range-address="Tabelle1.K242:Tabelle1.K246" chart:label-cell-address="Tabelle1.K241:Tabelle1.K241" chart:class="chart:bar">
            <chart:data-point chart:repeated="5"/>
            <loext:propertry-mapping loext:property="BorderColor" loext:cell-range-address="Tabelle1.K242:Tabelle1.K2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41:Tabelle1.F24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nterchanged</text:p>
                <draw:g>
                  <svg:desc>Tabelle1.H241:Tabelle1.H24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rong</text:p>
                <draw:g>
                  <svg:desc>Tabelle1.G241:Tabelle1.G24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ot assigned</text:p>
                <draw:g>
                  <svg:desc>Tabelle1.K241:Tabelle1.K241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42:Tabelle1.E246</svg:desc>
                </draw:g>
              </table:table-cell>
              <table:table-cell office:value-type="float" office:value="52">
                <text:p>52</text:p>
                <draw:g>
                  <svg:desc>Tabelle1.F242:Tabelle1.F246</svg:desc>
                </draw:g>
              </table:table-cell>
              <table:table-cell office:value-type="float" office:value="52">
                <text:p>52</text:p>
                <draw:g>
                  <svg:desc>Tabelle1.F242:Tabelle1.F246</svg:desc>
                </draw:g>
              </table:table-cell>
              <table:table-cell office:value-type="float" office:value="1">
                <text:p>1</text:p>
                <draw:g>
                  <svg:desc>Tabelle1.H242:Tabelle1.H246</svg:desc>
                </draw:g>
              </table:table-cell>
              <table:table-cell office:value-type="float" office:value="1">
                <text:p>1</text:p>
                <draw:g>
                  <svg:desc>Tabelle1.H242:Tabelle1.H246</svg:desc>
                </draw:g>
              </table:table-cell>
              <table:table-cell office:value-type="float" office:value="2">
                <text:p>2</text:p>
                <draw:g>
                  <svg:desc>Tabelle1.G242:Tabelle1.G246</svg:desc>
                </draw:g>
              </table:table-cell>
              <table:table-cell office:value-type="float" office:value="2">
                <text:p>2</text:p>
                <draw:g>
                  <svg:desc>Tabelle1.G242:Tabelle1.G246</svg:desc>
                </draw:g>
              </table:table-cell>
              <table:table-cell office:value-type="float" office:value="14">
                <text:p>14</text:p>
                <draw:g>
                  <svg:desc>Tabelle1.K242:Tabelle1.K246</svg:desc>
                </draw:g>
              </table:table-cell>
              <table:table-cell office:value-type="float" office:value="14">
                <text:p>14</text:p>
                <draw:g>
                  <svg:desc>Tabelle1.K242:Tabelle1.K246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1 0" chart:style-name="ch1">
        <chart:title svg:x="2.95cm" svg:y="0.316cm" chart:style-name="ch2">
          <text:p>LmUGP</text:p>
        </chart:title>
        <chart:legend chart:legend-position="end" svg:x="4.907cm" svg:y="3.47cm" style:legend-expansion="high" chart:style-name="ch3"/>
        <chart:plot-area chart:style-name="ch4" table:cell-range-address="Tabelle1.E242:Tabelle1.E246 Tabelle1.F241:Tabelle1.H241 Tabelle1.F249:Tabelle1.H253 Tabelle1.K241:Tabelle1.K241 Tabelle1.K249:Tabelle1.K253" chart:data-source-has-labels="both" svg:x="0.153cm" svg:y="1.301cm" svg:width="4.601cm" svg:height="7.519cm">
          <chart:coordinate-region svg:x="0.986cm" svg:y="1.496cm" svg:width="3.768cm" svg:height="5.713cm"/>
          <chart:axis chart:dimension="x" chart:name="primary-x" chart:style-name="ch5" chartooo:axis-type="auto">
            <chartooo:date-scale/>
            <chart:categories table:cell-range-address="Tabelle1.E242:Tabelle1.E2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49:Tabelle1.F253" chart:label-cell-address="Tabelle1.F241:Tabelle1.F241" chart:class="chart:bar">
            <chart:data-point chart:repeated="5"/>
          </chart:series>
          <chart:series chart:style-name="ch9" chart:values-cell-range-address="Tabelle1.H249:Tabelle1.H253" chart:label-cell-address="Tabelle1.H241:Tabelle1.H241" chart:class="chart:bar">
            <chart:data-point chart:repeated="5"/>
          </chart:series>
          <chart:series chart:style-name="ch10" chart:values-cell-range-address="Tabelle1.G249:Tabelle1.G253" chart:label-cell-address="Tabelle1.G241:Tabelle1.G241" chart:class="chart:bar">
            <chart:data-point chart:repeated="5"/>
          </chart:series>
          <chart:series chart:style-name="ch11" chart:values-cell-range-address="Tabelle1.K249:Tabelle1.K253" chart:label-cell-address="Tabelle1.K241:Tabelle1.K24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41:Tabelle1.F241</svg:desc>
                </draw:g>
              </table:table-cell>
              <table:table-cell office:value-type="string">
                <text:p>interchanged</text:p>
                <draw:g>
                  <svg:desc>Tabelle1.H241:Tabelle1.H241</svg:desc>
                </draw:g>
              </table:table-cell>
              <table:table-cell office:value-type="string">
                <text:p>wrong</text:p>
                <draw:g>
                  <svg:desc>Tabelle1.G241:Tabelle1.G241</svg:desc>
                </draw:g>
              </table:table-cell>
              <table:table-cell office:value-type="string">
                <text:p>not assigned</text:p>
                <draw:g>
                  <svg:desc>Tabelle1.K241:Tabelle1.K2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42:Tabelle1.E246</svg:desc>
                </draw:g>
              </table:table-cell>
              <table:table-cell office:value-type="float" office:value="132">
                <text:p>132</text:p>
                <draw:g>
                  <svg:desc>Tabelle1.F249:Tabelle1.F253</svg:desc>
                </draw:g>
              </table:table-cell>
              <table:table-cell office:value-type="float" office:value="5">
                <text:p>5</text:p>
                <draw:g>
                  <svg:desc>Tabelle1.H249:Tabelle1.H253</svg:desc>
                </draw:g>
              </table:table-cell>
              <table:table-cell office:value-type="float" office:value="3">
                <text:p>3</text:p>
                <draw:g>
                  <svg:desc>Tabelle1.G249:Tabelle1.G253</svg:desc>
                </draw:g>
              </table:table-cell>
              <table:table-cell office:value-type="float" office:value="22">
                <text:p>22</text:p>
                <draw:g>
                  <svg:desc>Tabelle1.K249:Tabelle1.K253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3.294cm" svg:y="0.316cm" chart:style-name="ch2">
          <text:p>GTB</text:p>
        </chart:title>
        <chart:legend chart:legend-position="end" svg:x="4.907cm" svg:y="3.47cm" style:legend-expansion="high" chart:style-name="ch3"/>
        <chart:plot-area chart:style-name="ch4" table:cell-range-address="Tabelle1.E257:Tabelle1.H261 Tabelle1.F241:Tabelle1.H241 Tabelle1.K241:Tabelle1.K241 Tabelle1.K257:Tabelle1.K261" chart:data-source-has-labels="both" svg:x="0.153cm" svg:y="1.301cm" svg:width="4.601cm" svg:height="7.519cm">
          <chart:coordinate-region svg:x="0.792cm" svg:y="1.496cm" svg:width="3.962cm" svg:height="5.713cm"/>
          <chart:axis chart:dimension="x" chart:name="primary-x" chart:style-name="ch5" chartooo:axis-type="auto">
            <chartooo:date-scale/>
            <chart:categories table:cell-range-address="Tabelle1.E257:Tabelle1.E2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57:Tabelle1.F261" chart:label-cell-address="Tabelle1.F241:Tabelle1.F241" chart:class="chart:bar">
            <chart:data-point chart:repeated="5"/>
          </chart:series>
          <chart:series chart:style-name="ch9" chart:values-cell-range-address="Tabelle1.H257:Tabelle1.H261" chart:label-cell-address="Tabelle1.H241:Tabelle1.H241" chart:class="chart:bar">
            <chart:data-point chart:repeated="5"/>
          </chart:series>
          <chart:series chart:style-name="ch10" chart:values-cell-range-address="Tabelle1.G257:Tabelle1.G261" chart:label-cell-address="Tabelle1.G241:Tabelle1.G241" chart:class="chart:bar">
            <chart:data-point chart:repeated="5"/>
          </chart:series>
          <chart:series chart:style-name="ch11" chart:values-cell-range-address="Tabelle1.K257:Tabelle1.K261" chart:label-cell-address="Tabelle1.K241:Tabelle1.K24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41:Tabelle1.F241</svg:desc>
                </draw:g>
              </table:table-cell>
              <table:table-cell office:value-type="string">
                <text:p>interchanged</text:p>
                <draw:g>
                  <svg:desc>Tabelle1.H241:Tabelle1.H241</svg:desc>
                </draw:g>
              </table:table-cell>
              <table:table-cell office:value-type="string">
                <text:p>wrong</text:p>
                <draw:g>
                  <svg:desc>Tabelle1.G241:Tabelle1.G241</svg:desc>
                </draw:g>
              </table:table-cell>
              <table:table-cell office:value-type="string">
                <text:p>not assigned</text:p>
                <draw:g>
                  <svg:desc>Tabelle1.K241:Tabelle1.K2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57:Tabelle1.E261</svg:desc>
                </draw:g>
              </table:table-cell>
              <table:table-cell office:value-type="float" office:value="57">
                <text:p>57</text:p>
                <draw:g>
                  <svg:desc>Tabelle1.F257:Tabelle1.F261</svg:desc>
                </draw:g>
              </table:table-cell>
              <table:table-cell office:value-type="float" office:value="1">
                <text:p>1</text:p>
                <draw:g>
                  <svg:desc>Tabelle1.H257:Tabelle1.H261</svg:desc>
                </draw:g>
              </table:table-cell>
              <table:table-cell office:value-type="float" office:value="4">
                <text:p>4</text:p>
                <draw:g>
                  <svg:desc>Tabelle1.G257:Tabelle1.G261</svg:desc>
                </draw:g>
              </table:table-cell>
              <table:table-cell office:value-type="float" office:value="22">
                <text:p>22</text:p>
                <draw:g>
                  <svg:desc>Tabelle1.K257:Tabelle1.K261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Long_20_Dot"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title svg:x="2.25cm" svg:y="0.316cm" chart:style-name="ch2">
          <text:p>HuNoV P-domain</text:p>
        </chart:title>
        <chart:legend chart:legend-position="end" svg:x="6.346cm" svg:y="3.96cm" style:legend-expansion="high" chart:style-name="ch3"/>
        <chart:plot-area chart:style-name="ch4" table:cell-range-address="Tabelle1.U219:Tabelle1.W222" chart:data-source-has-labels="both" svg:x="0.163cm" svg:y="1.301cm" svg:width="6.02cm" svg:height="7.519cm">
          <chart:coordinate-region svg:x="0.802cm" svg:y="1.497cm" svg:width="5.381cm" svg:height="5.943cm"/>
          <chart:axis chart:dimension="x" chart:name="primary-x" chart:style-name="ch5" chartooo:axis-type="auto">
            <chartooo:date-scale/>
            <chart:categories table:cell-range-address="Tabelle1.U220:Tabelle1.U2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V220:Tabelle1.V222" chart:label-cell-address="Tabelle1.V219:Tabelle1.V219" chart:class="chart:bar">
            <chart:data-point chart:repeated="3"/>
          </chart:series>
          <chart:series chart:style-name="ch9" chart:values-cell-range-address="Tabelle1.W220:Tabelle1.W222" chart:label-cell-address="Tabelle1.W219:Tabelle1.W21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V219:Tabelle1.V219</svg:desc>
                </draw:g>
              </table:table-cell>
              <table:table-cell office:value-type="string">
                <text:p>wrong</text:p>
                <draw:g>
                  <svg:desc>Tabelle1.W219:Tabelle1.W219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Tabelle1.U220:Tabelle1.U222</svg:desc>
                </draw:g>
              </table:table-cell>
              <table:table-cell office:value-type="float" office:value="33">
                <text:p>33</text:p>
                <draw:g>
                  <svg:desc>Tabelle1.V220:Tabelle1.V222</svg:desc>
                </draw:g>
              </table:table-cell>
              <table:table-cell office:value-type="float" office:value="0">
                <text:p>0</text:p>
                <draw:g>
                  <svg:desc>Tabelle1.W220:Tabelle1.W22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05">
                <text:p>-0.0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28:Tabelle1.J230 Tabelle1.H227:Tabelle1.J227 Tabelle1.K227:Tabelle1.K230 Tabelle1.N227:Tabelle1.N230" chart:data-source-has-labels="both" svg:x="0.163cm" svg:y="0.18cm" svg:width="5.086cm" svg:height="8.64cm">
          <chart:coordinate-region svg:x="0.996cm" svg:y="0.375cm" svg:width="4.253cm" svg:height="5.813cm"/>
          <chart:axis chart:dimension="x" chart:name="primary-x" chart:style-name="ch4" chartooo:axis-type="auto">
            <chartooo:date-scale/>
            <chart:categories table:cell-range-address="Tabelle1.H228:Tabelle1.H2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28:Tabelle1.I230" chart:label-cell-address="Tabelle1.I227:Tabelle1.I227" chart:class="chart:bar">
            <chart:data-point chart:repeated="3"/>
          </chart:series>
          <chart:series chart:style-name="ch8" chart:values-cell-range-address="Tabelle1.K228:Tabelle1.K230" chart:label-cell-address="Tabelle1.K227:Tabelle1.K227" chart:class="chart:bar">
            <chart:data-point chart:repeated="3"/>
          </chart:series>
          <chart:series chart:style-name="ch9" chart:values-cell-range-address="Tabelle1.J228:Tabelle1.J230" chart:label-cell-address="Tabelle1.J227:Tabelle1.J227" chart:class="chart:bar">
            <chart:data-point chart:repeated="3"/>
          </chart:series>
          <chart:series chart:style-name="ch10" chart:values-cell-range-address="Tabelle1.N228:Tabelle1.N230" chart:label-cell-address="Tabelle1.N227:Tabelle1.N22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interchanged</text:p>
                <draw:g>
                  <svg:desc>Tabelle1.K227:Tabelle1.K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  <table:table-cell office:value-type="string">
                <text:p>not assigned</text:p>
                <draw:g>
                  <svg:desc>Tabelle1.N227:Tabelle1.N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28:Tabelle1.H230</svg:desc>
                </draw:g>
              </table:table-cell>
              <table:table-cell office:value-type="float" office:value="129">
                <text:p>129</text:p>
                <draw:g>
                  <svg:desc>Tabelle1.I228:Tabelle1.I230</svg:desc>
                </draw:g>
              </table:table-cell>
              <table:table-cell office:value-type="float" office:value="4">
                <text:p>4</text:p>
                <draw:g>
                  <svg:desc>Tabelle1.K228:Tabelle1.K230</svg:desc>
                </draw:g>
              </table:table-cell>
              <table:table-cell office:value-type="float" office:value="6">
                <text:p>6</text:p>
                <draw:g>
                  <svg:desc>Tabelle1.J228:Tabelle1.J230</svg:desc>
                </draw:g>
              </table:table-cell>
              <table:table-cell office:value-type="float" office:value="19">
                <text:p>19</text:p>
                <draw:g>
                  <svg:desc>Tabelle1.N228:Tabelle1.N230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LmUGP (4m2a)</text:p>
        </chart:title>
        <chart:plot-area chart:style-name="ch3" table:cell-range-address="Tabelle1.B4:Tabelle1.B11 Tabelle1.E19:Tabelle1.E25" chart:data-source-has-labels="column" svg:x="0.143cm" svg:y="1.179cm" svg:width="6.907cm" svg:height="4.701cm">
          <chart:coordinate-region svg:x="1.205cm" svg:y="1.418cm" svg:width="5.845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9:Tabelle1.E2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69565217391304">
                <text:p>0.469565217391304</text:p>
                <draw:g>
                  <svg:desc>Tabelle1.E19:Tabelle1.E2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18032786885246">
                <text:p>0.418032786885246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26229508196721">
                <text:p>0.42622950819672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7322834645669">
                <text:p>0.417322834645669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18604651162791">
                <text:p>0.4186046511627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05:Tabelle1.J214 Tabelle1.H204:Tabelle1.J204 Tabelle1.K204:Tabelle1.K214 Tabelle1.N204:Tabelle1.N214" chart:data-source-has-labels="both" svg:x="0.32cm" svg:y="0.179cm" svg:width="12.585cm" svg:height="8.618cm">
          <chart:coordinate-region svg:x="1.153cm" svg:y="0.374cm" svg:width="11.752cm" svg:height="5.455cm"/>
          <chart:axis chart:dimension="x" chart:name="primary-x" chart:style-name="ch4" chartooo:axis-type="auto">
            <chartooo:date-scale/>
            <chart:categories table:cell-range-address="Tabelle1.H205:Tabelle1.H2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05:Tabelle1.I214" chart:label-cell-address="Tabelle1.I204:Tabelle1.I204" chart:class="chart:bar">
            <chart:data-point chart:repeated="10"/>
          </chart:series>
          <chart:series chart:style-name="ch8" chart:values-cell-range-address="Tabelle1.K205:Tabelle1.K214" chart:label-cell-address="Tabelle1.K204:Tabelle1.K204" chart:class="chart:bar">
            <chart:data-point chart:repeated="10"/>
          </chart:series>
          <chart:series chart:style-name="ch9" chart:values-cell-range-address="Tabelle1.J205:Tabelle1.J214" chart:label-cell-address="Tabelle1.J204:Tabelle1.J204" chart:class="chart:bar">
            <chart:data-point chart:repeated="10"/>
          </chart:series>
          <chart:series chart:style-name="ch10" chart:values-cell-range-address="Tabelle1.N205:Tabelle1.N214" chart:label-cell-address="Tabelle1.N204:Tabelle1.N20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04:Tabelle1.I204</svg:desc>
                </draw:g>
              </table:table-cell>
              <table:table-cell office:value-type="string">
                <text:p>interchanged</text:p>
                <draw:g>
                  <svg:desc>Tabelle1.K204:Tabelle1.K204</svg:desc>
                </draw:g>
              </table:table-cell>
              <table:table-cell office:value-type="string">
                <text:p>wrong</text:p>
                <draw:g>
                  <svg:desc>Tabelle1.J204:Tabelle1.J204</svg:desc>
                </draw:g>
              </table:table-cell>
              <table:table-cell office:value-type="string">
                <text:p>not assigned</text:p>
                <draw:g>
                  <svg:desc>Tabelle1.N204:Tabelle1.N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05:Tabelle1.H214</svg:desc>
                </draw:g>
              </table:table-cell>
              <table:table-cell office:value-type="float" office:value="13">
                <text:p>13</text:p>
                <draw:g>
                  <svg:desc>Tabelle1.I205:Tabelle1.I214</svg:desc>
                </draw:g>
              </table:table-cell>
              <table:table-cell office:value-type="float" office:value="0">
                <text:p>0</text:p>
                <draw:g>
                  <svg:desc>Tabelle1.K205:Tabelle1.K214</svg:desc>
                </draw:g>
              </table:table-cell>
              <table:table-cell office:value-type="float" office:value="0">
                <text:p>0</text:p>
                <draw:g>
                  <svg:desc>Tabelle1.J205:Tabelle1.J214</svg:desc>
                </draw:g>
              </table:table-cell>
              <table:table-cell office:value-type="float" office:value="5">
                <text:p>5</text:p>
                <draw:g>
                  <svg:desc>Tabelle1.N205:Tabelle1.N214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28:Tabelle1.J230 Tabelle1.H227:Tabelle1.J227 Tabelle1.K227:Tabelle1.K230 Tabelle1.N227:Tabelle1.N230" chart:data-source-has-labels="both" svg:x="0.163cm" svg:y="0.18cm" svg:width="5.086cm" svg:height="8.64cm">
          <chart:coordinate-region svg:x="1.314cm" svg:y="0.375cm" svg:width="3.935cm" svg:height="5.813cm"/>
          <chart:axis chart:dimension="x" chart:name="primary-x" chart:style-name="ch4" chartooo:axis-type="auto">
            <chartooo:date-scale/>
            <chart:categories table:cell-range-address="Tabelle1.H228:Tabelle1.H2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28:Tabelle1.I230" chart:label-cell-address="Tabelle1.I227:Tabelle1.I227" chart:class="chart:bar">
            <chart:data-point chart:repeated="3"/>
          </chart:series>
          <chart:series chart:style-name="ch8" chart:values-cell-range-address="Tabelle1.K228:Tabelle1.K230" chart:label-cell-address="Tabelle1.K227:Tabelle1.K227" chart:class="chart:bar">
            <chart:data-point chart:repeated="3"/>
          </chart:series>
          <chart:series chart:style-name="ch9" chart:values-cell-range-address="Tabelle1.J228:Tabelle1.J230" chart:label-cell-address="Tabelle1.J227:Tabelle1.J227" chart:class="chart:bar">
            <chart:data-point chart:repeated="3"/>
          </chart:series>
          <chart:series chart:style-name="ch10" chart:values-cell-range-address="Tabelle1.N228:Tabelle1.N230" chart:label-cell-address="Tabelle1.N227:Tabelle1.N22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interchanged</text:p>
                <draw:g>
                  <svg:desc>Tabelle1.K227:Tabelle1.K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  <table:table-cell office:value-type="string">
                <text:p>not assigned</text:p>
                <draw:g>
                  <svg:desc>Tabelle1.N227:Tabelle1.N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28:Tabelle1.H230</svg:desc>
                </draw:g>
              </table:table-cell>
              <table:table-cell office:value-type="float" office:value="129">
                <text:p>129</text:p>
                <draw:g>
                  <svg:desc>Tabelle1.I228:Tabelle1.I230</svg:desc>
                </draw:g>
              </table:table-cell>
              <table:table-cell office:value-type="float" office:value="4">
                <text:p>4</text:p>
                <draw:g>
                  <svg:desc>Tabelle1.K228:Tabelle1.K230</svg:desc>
                </draw:g>
              </table:table-cell>
              <table:table-cell office:value-type="float" office:value="6">
                <text:p>6</text:p>
                <draw:g>
                  <svg:desc>Tabelle1.J228:Tabelle1.J230</svg:desc>
                </draw:g>
              </table:table-cell>
              <table:table-cell office:value-type="float" office:value="19">
                <text:p>19</text:p>
                <draw:g>
                  <svg:desc>Tabelle1.N228:Tabelle1.N230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2.251cm" svg:y="0.252cm" chart:style-name="ch2">
          <text:p>MNV P-domain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L38:Tabelle1.M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38:Tabelle1.L43" chart:label-cell-address="Tabelle1.I227:Tabelle1.I227" chart:class="chart:bar">
            <chart:data-point chart:repeated="6"/>
          </chart:series>
          <chart:series chart:style-name="ch9" chart:values-cell-range-address="Tabelle1.M38:Tabelle1.M43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33">
                <text:p>33</text:p>
                <draw:g>
                  <svg:desc>Tabelle1.L38:Tabelle1.L43</svg:desc>
                </draw:g>
              </table:table-cell>
              <table:table-cell office:value-type="float" office:value="2">
                <text:p>2</text:p>
                <draw:g>
                  <svg:desc>Tabelle1.M38:Tabelle1.M4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3.274cm" svg:y="0.252cm" chart:style-name="ch2">
          <text:p>MSG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L62:Tabelle1.M67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62:Tabelle1.L67" chart:label-cell-address="Tabelle1.I227:Tabelle1.I227" chart:class="chart:bar">
            <chart:data-point chart:repeated="6"/>
          </chart:series>
          <chart:series chart:style-name="ch9" chart:values-cell-range-address="Tabelle1.M62:Tabelle1.M67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46">
                <text:p>46</text:p>
                <draw:g>
                  <svg:desc>Tabelle1.L62:Tabelle1.L67</svg:desc>
                </draw:g>
              </table:table-cell>
              <table:table-cell office:value-type="float" office:value="8">
                <text:p>8</text:p>
                <draw:g>
                  <svg:desc>Tabelle1.M62:Tabelle1.M6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3.301cm" svg:y="0.252cm" chart:style-name="ch2">
          <text:p>MBP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L80:Tabelle1.M85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80:Tabelle1.L85" chart:label-cell-address="Tabelle1.I227:Tabelle1.I227" chart:class="chart:bar">
            <chart:data-point chart:repeated="6"/>
          </chart:series>
          <chart:series chart:style-name="ch9" chart:values-cell-range-address="Tabelle1.M80:Tabelle1.M85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40">
                <text:p>40</text:p>
                <draw:g>
                  <svg:desc>Tabelle1.L80:Tabelle1.L85</svg:desc>
                </draw:g>
              </table:table-cell>
              <table:table-cell office:value-type="float" office:value="12">
                <text:p>12</text:p>
                <draw:g>
                  <svg:desc>Tabelle1.M80:Tabelle1.M8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2.975cm" svg:y="0.252cm" chart:style-name="ch2">
          <text:p>ATCase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L99:Tabelle1.M104" chart:data-source-has-labels="both" svg:x="0.155cm" svg:y="1.173cm" svg:width="5.597cm" svg:height="4.55cm">
          <chart:coordinate-region svg:x="0.6cm" svg:y="1.369cm" svg:width="5.152cm" svg:height="3.715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99:Tabelle1.L104" chart:label-cell-address="Tabelle1.I227:Tabelle1.I227" chart:class="chart:bar">
            <chart:data-point chart:repeated="6"/>
          </chart:series>
          <chart:series chart:style-name="ch9" chart:values-cell-range-address="Tabelle1.M99:Tabelle1.M104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2">
                <text:p>2</text:p>
                <draw:g>
                  <svg:desc>Tabelle1.L99:Tabelle1.L104</svg:desc>
                </draw:g>
              </table:table-cell>
              <table:table-cell office:value-type="float" office:value="1">
                <text:p>1</text:p>
                <draw:g>
                  <svg:desc>Tabelle1.M99:Tabelle1.M10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3.416cm" svg:y="0.252cm" chart:style-name="ch2">
          <text:p>EIN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L120:Tabelle1.M125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20:Tabelle1.L125" chart:label-cell-address="Tabelle1.I227:Tabelle1.I227" chart:class="chart:bar">
            <chart:data-point chart:repeated="6"/>
          </chart:series>
          <chart:series chart:style-name="ch9" chart:values-cell-range-address="Tabelle1.M120:Tabelle1.M125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43">
                <text:p>43</text:p>
                <draw:g>
                  <svg:desc>Tabelle1.L120:Tabelle1.L125</svg:desc>
                </draw:g>
              </table:table-cell>
              <table:table-cell office:value-type="float" office:value="3">
                <text:p>3</text:p>
                <draw:g>
                  <svg:desc>Tabelle1.M120:Tabelle1.M12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3.257cm" svg:y="0.252cm" chart:style-name="ch2">
          <text:p>MrsB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L136:Tabelle1.M141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36:Tabelle1.L141" chart:label-cell-address="Tabelle1.I227:Tabelle1.I227" chart:class="chart:bar">
            <chart:data-point chart:repeated="6"/>
          </chart:series>
          <chart:series chart:style-name="ch9" chart:values-cell-range-address="Tabelle1.M136:Tabelle1.M141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16">
                <text:p>16</text:p>
                <draw:g>
                  <svg:desc>Tabelle1.L136:Tabelle1.L141</svg:desc>
                </draw:g>
              </table:table-cell>
              <table:table-cell office:value-type="float" office:value="1">
                <text:p>1</text:p>
                <draw:g>
                  <svg:desc>Tabelle1.M136:Tabelle1.M14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2.913cm" svg:y="0.252cm" chart:style-name="ch2">
          <text:p>Ubiquitin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L158:Tabelle1.M16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58:Tabelle1.L163" chart:label-cell-address="Tabelle1.I227:Tabelle1.I227" chart:class="chart:bar">
            <chart:data-point chart:repeated="6"/>
          </chart:series>
          <chart:series chart:style-name="ch9" chart:values-cell-range-address="Tabelle1.M158:Tabelle1.M163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13">
                <text:p>13</text:p>
                <draw:g>
                  <svg:desc>Tabelle1.L158:Tabelle1.L163</svg:desc>
                </draw:g>
              </table:table-cell>
              <table:table-cell office:value-type="float" office:value="0">
                <text:p>0</text:p>
                <draw:g>
                  <svg:desc>Tabelle1.M158:Tabelle1.M1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3.301cm" svg:y="0.252cm" chart:style-name="ch2">
          <text:p>a7a7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L171:Tabelle1.M176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71:Tabelle1.L176" chart:label-cell-address="Tabelle1.I227:Tabelle1.I227" chart:class="chart:bar">
            <chart:data-point chart:repeated="6"/>
          </chart:series>
          <chart:series chart:style-name="ch9" chart:values-cell-range-address="Tabelle1.M171:Tabelle1.M176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20">
                <text:p>20</text:p>
                <draw:g>
                  <svg:desc>Tabelle1.L171:Tabelle1.L176</svg:desc>
                </draw:g>
              </table:table-cell>
              <table:table-cell office:value-type="float" office:value="1">
                <text:p>1</text:p>
                <draw:g>
                  <svg:desc>Tabelle1.M171:Tabelle1.M17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167cm" svg:y="0.255cm" chart:style-name="ch2">
          <text:p>MNV P-domain (6e47*)</text:p>
        </chart:title>
        <chart:plot-area chart:style-name="ch3" table:cell-range-address="Tabelle1.B4:Tabelle1.B11 Tabelle1.E37:Tabelle1.E43" chart:data-source-has-labels="column" svg:x="0.143cm" svg:y="1.179cm" svg:width="6.907cm" svg:height="4.701cm">
          <chart:coordinate-region svg:x="1.205cm" svg:y="1.419cm" svg:width="5.845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7:Tabelle1.E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710526315789474">
                <text:p>0.710526315789474</text:p>
                <draw:g>
                  <svg:desc>Tabelle1.E37:Tabelle1.E43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707317073170732">
                <text:p>0.70731707317073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731707317073171">
                <text:p>0.731707317073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05:Tabelle1.J214 Tabelle1.H204:Tabelle1.J204 Tabelle1.K204:Tabelle1.K214 Tabelle1.N204:Tabelle1.N214" chart:data-source-has-labels="both" svg:x="0.32cm" svg:y="0.179cm" svg:width="12.585cm" svg:height="8.618cm">
          <chart:coordinate-region svg:x="1.471cm" svg:y="0.374cm" svg:width="11.434cm" svg:height="5.455cm"/>
          <chart:axis chart:dimension="x" chart:name="primary-x" chart:style-name="ch4" chartooo:axis-type="auto">
            <chartooo:date-scale/>
            <chart:categories table:cell-range-address="Tabelle1.H205:Tabelle1.H2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05:Tabelle1.I214" chart:label-cell-address="Tabelle1.I204:Tabelle1.I204" chart:class="chart:bar">
            <chart:data-point chart:repeated="10"/>
          </chart:series>
          <chart:series chart:style-name="ch8" chart:values-cell-range-address="Tabelle1.K205:Tabelle1.K214" chart:label-cell-address="Tabelle1.K204:Tabelle1.K204" chart:class="chart:bar">
            <chart:data-point chart:repeated="10"/>
          </chart:series>
          <chart:series chart:style-name="ch9" chart:values-cell-range-address="Tabelle1.J205:Tabelle1.J214" chart:label-cell-address="Tabelle1.J204:Tabelle1.J204" chart:class="chart:bar">
            <chart:data-point chart:repeated="10"/>
          </chart:series>
          <chart:series chart:style-name="ch10" chart:values-cell-range-address="Tabelle1.N205:Tabelle1.N214" chart:label-cell-address="Tabelle1.N204:Tabelle1.N20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04:Tabelle1.I204</svg:desc>
                </draw:g>
              </table:table-cell>
              <table:table-cell office:value-type="string">
                <text:p>interchanged</text:p>
                <draw:g>
                  <svg:desc>Tabelle1.K204:Tabelle1.K204</svg:desc>
                </draw:g>
              </table:table-cell>
              <table:table-cell office:value-type="string">
                <text:p>wrong</text:p>
                <draw:g>
                  <svg:desc>Tabelle1.J204:Tabelle1.J204</svg:desc>
                </draw:g>
              </table:table-cell>
              <table:table-cell office:value-type="string">
                <text:p>not assigned</text:p>
                <draw:g>
                  <svg:desc>Tabelle1.N204:Tabelle1.N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05:Tabelle1.H214</svg:desc>
                </draw:g>
              </table:table-cell>
              <table:table-cell office:value-type="float" office:value="13">
                <text:p>13</text:p>
                <draw:g>
                  <svg:desc>Tabelle1.I205:Tabelle1.I214</svg:desc>
                </draw:g>
              </table:table-cell>
              <table:table-cell office:value-type="float" office:value="0">
                <text:p>0</text:p>
                <draw:g>
                  <svg:desc>Tabelle1.K205:Tabelle1.K214</svg:desc>
                </draw:g>
              </table:table-cell>
              <table:table-cell office:value-type="float" office:value="0">
                <text:p>0</text:p>
                <draw:g>
                  <svg:desc>Tabelle1.J205:Tabelle1.J214</svg:desc>
                </draw:g>
              </table:table-cell>
              <table:table-cell office:value-type="float" office:value="5">
                <text:p>5</text:p>
                <draw:g>
                  <svg:desc>Tabelle1.N205:Tabelle1.N214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legend chart:legend-position="end" svg:x="6.346cm" svg:y="3.96cm" style:legend-expansion="high" chart:style-name="ch2"/>
        <chart:plot-area chart:style-name="ch3" table:cell-range-address="Tabelle1.H236:Tabelle1.J238 Tabelle1.I227:Tabelle1.J227" chart:data-source-has-labels="both" svg:x="0.163cm" svg:y="0.18cm" svg:width="6.02cm" svg:height="8.64cm">
          <chart:coordinate-region svg:x="0.996cm" svg:y="0.376cm" svg:width="5.187cm" svg:height="5.812cm"/>
          <chart:axis chart:dimension="x" chart:name="primary-x" chart:style-name="ch4" chartooo:axis-type="auto">
            <chartooo:date-scale/>
            <chart:categories table:cell-range-address="Tabelle1.H236:Tabelle1.H2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36:Tabelle1.I238" chart:label-cell-address="Tabelle1.I227:Tabelle1.I227" chart:class="chart:bar">
            <chart:data-point chart:repeated="3"/>
          </chart:series>
          <chart:series chart:style-name="ch8" chart:values-cell-range-address="Tabelle1.J236:Tabelle1.J238" chart:label-cell-address="Tabelle1.J227:Tabelle1.J227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36:Tabelle1.H238</svg:desc>
                </draw:g>
              </table:table-cell>
              <table:table-cell office:value-type="float" office:value="126">
                <text:p>126</text:p>
                <draw:g>
                  <svg:desc>Tabelle1.I236:Tabelle1.I238</svg:desc>
                </draw:g>
              </table:table-cell>
              <table:table-cell office:value-type="float" office:value="6">
                <text:p>6</text:p>
                <draw:g>
                  <svg:desc>Tabelle1.J236:Tabelle1.J238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19cm" svg:y="0.255cm" chart:style-name="ch2">
          <text:p>GTB (2rit*)</text:p>
        </chart:title>
        <chart:plot-area chart:style-name="ch3" table:cell-range-address="Tabelle1.C186:Tabelle1.C192 Tabelle1.F186:Tabelle1.F192" chart:data-source-has-labels="column" svg:x="0.143cm" svg:y="1.179cm" svg:width="6.907cm" svg:height="4.701cm">
          <chart:coordinate-region svg:x="0.976cm" svg:y="1.418cm" svg:width="6.074cm" svg:height="3.823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186:Tabelle1.F19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325581395348837">
                <text:p>0.325581395348837</text:p>
                <draw:g>
                  <svg:desc>Tabelle1.F186:Tabelle1.F192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2156862745098">
                <text:p>0.39215686274509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3018867924528">
                <text:p>0.28301886792452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column-mapping="0" chart:style-name="ch1">
        <chart:title svg:x="3.327cm" svg:y="0.252cm" chart:style-name="ch2">
          <text:p>GTB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27:Tabelle1.J227 Tabelle1.M188:Tabelle1.N19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M188:Tabelle1.M193" chart:label-cell-address="Tabelle1.I227:Tabelle1.I227" chart:class="chart:bar">
            <chart:data-point chart:repeated="6"/>
          </chart:series>
          <chart:series chart:style-name="ch9" chart:values-cell-range-address="Tabelle1.N188:Tabelle1.N193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10">
                <text:p>10</text:p>
                <draw:g>
                  <svg:desc>Tabelle1.M188:Tabelle1.M193</svg:desc>
                </draw:g>
              </table:table-cell>
              <table:table-cell office:value-type="float" office:value="4">
                <text:p>4</text:p>
                <draw:g>
                  <svg:desc>Tabelle1.N188:Tabelle1.N19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87cm" svg:y="0.255cm" chart:style-name="ch2">
          <text:p>MSG (1y8b)</text:p>
        </chart:title>
        <chart:plot-area chart:style-name="ch3" table:cell-range-address="Tabelle1.B4:Tabelle1.B11 Tabelle1.E62:Tabelle1.E68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62:Tabelle1.E6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06451612903226">
                <text:p>0.306451612903226</text:p>
                <draw:g>
                  <svg:desc>Tabelle1.E62:Tabelle1.E68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50549450549451">
                <text:p>0.45054945054945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83cm" svg:height="9.004cm" xlink:href="." xlink:type="simple" chart:class="chart:bar" chart:style-name="ch1">
        <chart:title svg:x="2.038cm" svg:y="0.316cm" chart:style-name="ch2">
          <text:p>huNoV P-domain</text:p>
        </chart:title>
        <chart:legend chart:legend-position="end" svg:x="4.9cm" svg:y="3.472cm" style:legend-expansion="high" chart:style-name="ch3"/>
        <chart:plot-area chart:style-name="ch4" chart:data-source-has-labels="both" svg:x="0.153cm" svg:y="1.301cm" svg:width="4.594cm" svg:height="7.523cm">
          <chart:coordinate-region svg:x="0.792cm" svg:y="1.496cm" svg:width="3.955cm" svg:height="6.21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6" chart:label-cell-address="local-table.$B$1" chart:class="chart:bar">
            <chart:data-point chart:repeated="5"/>
            <loext:propertry-mapping loext:property="BorderColor" loext:cell-range-address="local-table.$B$2:.$B$6"/>
          </chart:series>
          <chart:series chart:style-name="ch9" chart:values-cell-range-address="local-table.$D$2:.$D$6" chart:label-cell-address="local-table.$D$1" chart:class="chart:bar">
            <chart:data-point chart:repeated="5"/>
            <loext:propertry-mapping loext:property="BorderColor" loext:cell-range-address="local-table.$E$2:.$E$6"/>
          </chart:series>
          <chart:series chart:style-name="ch10" chart:values-cell-range-address="local-table.$F$2:.$F$6" chart:label-cell-address="local-table.$F$1" chart:class="chart:bar">
            <chart:data-point chart:repeated="5"/>
            <loext:propertry-mapping loext:property="BorderColor" loext:cell-range-address="local-table.$G$2:.$G$6"/>
          </chart:series>
          <chart:series chart:style-name="ch11" chart:values-cell-range-address="local-table.$H$2:.$H$6" chart:label-cell-address="local-table.$H$1" chart:class="chart:bar">
            <chart:data-point chart:repeated="5"/>
            <loext:propertry-mapping loext:property="BorderColor" loext:cell-range-address="local-table.$I$2:.$I$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1</text:p>
              </table:table-cell>
              <table:table-cell office:value-type="string">
                <text:p>interchanged</text:p>
              </table:table-cell>
              <table:table-cell office:value-type="string">
                <text:p>Series4</text:p>
              </table:table-cell>
              <table:table-cell office:value-type="string">
                <text:p>wrong</text:p>
              </table:table-cell>
              <table:table-cell office:value-type="string">
                <text:p>Series6</text:p>
              </table:table-cell>
              <table:table-cell office:value-type="string">
                <text:p>not assigned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0.1 Å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2 Å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MBP (1ez9*)</text:p>
        </chart:title>
        <chart:plot-area chart:style-name="ch3" table:cell-range-address="Tabelle1.B4:Tabelle1.B11 Tabelle1.E80:Tabelle1.E8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80:Tabelle1.E8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303030303030303">
                <text:p>0.0303030303030303</text:p>
                <draw:g>
                  <svg:desc>Tabelle1.E80:Tabelle1.E8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04761904761905">
                <text:p>0.4047619047619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T5:Tabelle1.T11" chart:data-source-has-labels="column" svg:x="0.143cm" svg:y="1.179cm" svg:width="6.907cm" svg:height="4.701cm">
          <chart:coordinate-region svg:x="0.93cm" svg:y="1.418cm" svg:width="6.12cm" svg:height="2.713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T5:Tabelle1.T1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NaN">
                <text:p>NaN</text:p>
                <draw:g>
                  <svg:desc>Tabelle1.T5:Tabelle1.T11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89cm" svg:y="0.255cm" chart:style-name="ch2">
          <text:p>ATCase (1d09*)</text:p>
        </chart:title>
        <chart:plot-area chart:style-name="ch3" table:cell-range-address="Tabelle1.B4:Tabelle1.B11 Tabelle1.E99:Tabelle1.E105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99:Tabelle1.E10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">
                <text:p>0</text:p>
                <draw:g>
                  <svg:desc>Tabelle1.E99:Tabelle1.E10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80952380952381">
                <text:p>0.3809523809523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031cm" svg:y="0.252cm" chart:style-name="ch2">
          <text:p>HuNoV P-domain</text:p>
        </chart:title>
        <chart:legend chart:legend-position="end" svg:x="5.907cm" svg:y="2.379cm" style:legend-expansion="high" chart:style-name="ch3"/>
        <chart:plot-area chart:style-name="ch4" table:cell-range-address="Tabelle1.K5:Tabelle1.M10 Tabelle1.I227:Tabelle1.J227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5:Tabelle1.L10" chart:label-cell-address="Tabelle1.I227:Tabelle1.I227" chart:class="chart:bar">
            <chart:data-point chart:repeated="6"/>
          </chart:series>
          <chart:series chart:style-name="ch9" chart:values-cell-range-address="Tabelle1.M5:Tabelle1.M10" chart:label-cell-address="Tabelle1.J227:Tabelle1.J22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28">
                <text:p>28</text:p>
                <draw:g>
                  <svg:desc>Tabelle1.L5:Tabelle1.L10</svg:desc>
                </draw:g>
              </table:table-cell>
              <table:table-cell office:value-type="float" office:value="2">
                <text:p>2</text:p>
                <draw:g>
                  <svg:desc>Tabelle1.M5:Tabelle1.M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